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it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istribution</text:p>
          </table:table-cell>
          <table:table-cell table:style-name="ce3" office:value-type="string" calcext:value-type="string">
            <text:p>Deals</text:p>
          </table:table-cell>
          <table:table-cell table:style-name="ce3" office:value-type="string" calcext:value-type="string">
            <text:p>Cumulative</text:p>
          </table:table-cell>
          <table:table-cell table:style-name="ce5" office:value-type="string" calcext:value-type="string">
            <text:p>Percent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78038990625024" calcext:value-type="float">
            <text:p>78,038,990,625,024</text:p>
          </table:table-cell>
          <table:table-cell table:formula="of:=+[.B3]" office:value-type="float" office:value="78038990625024" calcext:value-type="float">
            <text:p>78,038,990,625,024</text:p>
          </table:table-cell>
          <table:table-cell table:formula="of:=+[.C3]/[.$B$105]" office:value-type="percentage" office:value="0.163414925799776" calcext:value-type="percentage">
            <text:p>16.34149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65032492187520" calcext:value-type="float">
            <text:p>65,032,492,187,520</text:p>
          </table:table-cell>
          <table:table-cell table:formula="of:=+[.C3]+[.B4]" office:value-type="float" office:value="143071482812544" calcext:value-type="float">
            <text:p>143,071,482,812,544</text:p>
          </table:table-cell>
          <table:table-cell table:formula="of:=+[.C4]/[.$B$105]" office:value-type="percentage" office:value="0.299594030632922" calcext:value-type="percentage">
            <text:p>29.95940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58529242968768" calcext:value-type="float">
            <text:p>58,529,242,968,768</text:p>
          </table:table-cell>
          <table:table-cell table:formula="of:=+[.C4]+[.B5]" office:value-type="float" office:value="201600725781312" calcext:value-type="float">
            <text:p>201,600,725,781,312</text:p>
          </table:table-cell>
          <table:table-cell table:formula="of:=+[.C5]/[.$B$105]" office:value-type="percentage" office:value="0.422155224982754" calcext:value-type="percentage">
            <text:p>42.2155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43896932226576" calcext:value-type="float">
            <text:p>43,896,932,226,576</text:p>
          </table:table-cell>
          <table:table-cell table:formula="of:=+[.C5]+[.B6]" office:value-type="float" office:value="245497658007888" calcext:value-type="float">
            <text:p>245,497,658,007,888</text:p>
          </table:table-cell>
          <table:table-cell table:formula="of:=+[.C6]/[.$B$105]" office:value-type="percentage" office:value="0.514076120745128" calcext:value-type="percentage">
            <text:p>51.4076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34683995833344" calcext:value-type="float">
            <text:p>34,683,995,833,344</text:p>
          </table:table-cell>
          <table:table-cell table:formula="of:=+[.C6]+[.B7]" office:value-type="float" office:value="280181653841232" calcext:value-type="float">
            <text:p>280,181,653,841,232</text:p>
          </table:table-cell>
          <table:table-cell table:formula="of:=+[.C7]/[.$B$105]" office:value-type="percentage" office:value="0.586704976656139" calcext:value-type="percentage">
            <text:p>58.6704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27096871744800" calcext:value-type="float">
            <text:p>27,096,871,744,800</text:p>
          </table:table-cell>
          <table:table-cell table:formula="of:=+[.C7]+[.B8]" office:value-type="float" office:value="307278525586032" calcext:value-type="float">
            <text:p>307,278,525,586,032</text:p>
          </table:table-cell>
          <table:table-cell table:formula="of:=+[.C8]/[.$B$105]" office:value-type="percentage" office:value="0.643446270336616" calcext:value-type="percentage">
            <text:p>64.3446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24387184570320" calcext:value-type="float">
            <text:p>24,387,184,570,320</text:p>
          </table:table-cell>
          <table:table-cell table:formula="of:=+[.C8]+[.B9]" office:value-type="float" office:value="331665710156352" calcext:value-type="float">
            <text:p>331,665,710,156,352</text:p>
          </table:table-cell>
          <table:table-cell table:formula="of:=+[.C9]/[.$B$105]" office:value-type="percentage" office:value="0.694513434649046" calcext:value-type="percentage">
            <text:p>69.4513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18290388427740" calcext:value-type="float">
            <text:p>18,290,388,427,740</text:p>
          </table:table-cell>
          <table:table-cell table:formula="of:=+[.C9]+[.B10]" office:value-type="float" office:value="349956098584092" calcext:value-type="float">
            <text:p>349,956,098,584,092</text:p>
          </table:table-cell>
          <table:table-cell table:formula="of:=+[.C10]/[.$B$105]" office:value-type="percentage" office:value="0.732813807883369" calcext:value-type="percentage">
            <text:p>73.28138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18064581163200" calcext:value-type="float">
            <text:p>18,064,581,163,200</text:p>
          </table:table-cell>
          <table:table-cell table:formula="of:=+[.C10]+[.B11]" office:value-type="float" office:value="368020679747292" calcext:value-type="float">
            <text:p>368,020,679,747,292</text:p>
          </table:table-cell>
          <table:table-cell table:formula="of:=+[.C11]/[.$B$105]" office:value-type="percentage" office:value="0.770641337003687" calcext:value-type="percentage">
            <text:p>77.0641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1]+[.B12]" office:value-type="float" office:value="382472344677852" calcext:value-type="float">
            <text:p>382,472,344,677,852</text:p>
          </table:table-cell>
          <table:table-cell table:formula="of:=+[.C12]/[.$B$105]" office:value-type="percentage" office:value="0.800903360299942" calcext:value-type="percentage">
            <text:p>80.0903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2]+[.B13]" office:value-type="float" office:value="396924009608412" calcext:value-type="float">
            <text:p>396,924,009,608,412</text:p>
          </table:table-cell>
          <table:table-cell table:formula="of:=+[.C13]/[.$B$105]" office:value-type="percentage" office:value="0.831165383596197" calcext:value-type="percentage">
            <text:p>83.1165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13006498437504" calcext:value-type="float">
            <text:p>13,006,498,437,504</text:p>
          </table:table-cell>
          <table:table-cell table:formula="of:=+[.C13]+[.B14]" office:value-type="float" office:value="409930508045916" calcext:value-type="float">
            <text:p>409,930,508,045,916</text:p>
          </table:table-cell>
          <table:table-cell table:formula="of:=+[.C14]/[.$B$105]" office:value-type="percentage" office:value="0.858401204562826" calcext:value-type="percentage">
            <text:p>85.8401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10838748697920" calcext:value-type="float">
            <text:p>10,838,748,697,920</text:p>
          </table:table-cell>
          <table:table-cell table:formula="of:=+[.C14]+[.B15]" office:value-type="float" office:value="420769256743836" calcext:value-type="float">
            <text:p>420,769,256,743,836</text:p>
          </table:table-cell>
          <table:table-cell table:formula="of:=+[.C15]/[.$B$105]" office:value-type="percentage" office:value="0.881097722035017" calcext:value-type="percentage">
            <text:p>88.1097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9754873828128" calcext:value-type="float">
            <text:p>9,754,873,828,128</text:p>
          </table:table-cell>
          <table:table-cell table:formula="of:=+[.C15]+[.B16]" office:value-type="float" office:value="430524130571964" calcext:value-type="float">
            <text:p>430,524,130,571,964</text:p>
          </table:table-cell>
          <table:table-cell table:formula="of:=+[.C16]/[.$B$105]" office:value-type="percentage" office:value="0.901524587759989" calcext:value-type="percentage">
            <text:p>90.15245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8129061523440" calcext:value-type="float">
            <text:p>8,129,061,523,440</text:p>
          </table:table-cell>
          <table:table-cell table:formula="of:=+[.C16]+[.B17]" office:value-type="float" office:value="438653192095404" calcext:value-type="float">
            <text:p>438,653,192,095,404</text:p>
          </table:table-cell>
          <table:table-cell table:formula="of:=+[.C17]/[.$B$105]" office:value-type="percentage" office:value="0.918546975864132" calcext:value-type="percentage">
            <text:p>91.8546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5645181613500" calcext:value-type="float">
            <text:p>5,645,181,613,500</text:p>
          </table:table-cell>
          <table:table-cell table:formula="of:=+[.C17]+[.B18]" office:value-type="float" office:value="444298373708904" calcext:value-type="float">
            <text:p>444,298,373,708,904</text:p>
          </table:table-cell>
          <table:table-cell table:formula="of:=+[.C18]/[.$B$105]" office:value-type="percentage" office:value="0.930368078714232" calcext:value-type="percentage">
            <text:p>93.0368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4335499479168" calcext:value-type="float">
            <text:p>4,335,499,479,168</text:p>
          </table:table-cell>
          <table:table-cell table:formula="of:=+[.C18]+[.B19]" office:value-type="float" office:value="448633873188072" calcext:value-type="float">
            <text:p>448,633,873,188,072</text:p>
          </table:table-cell>
          <table:table-cell table:formula="of:=+[.C19]/[.$B$105]" office:value-type="percentage" office:value="0.939446685703108" calcext:value-type="percentage">
            <text:p>93.9446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3010763527200" calcext:value-type="float">
            <text:p>3,010,763,527,200</text:p>
          </table:table-cell>
          <table:table-cell table:formula="of:=+[.C19]+[.B20]" office:value-type="float" office:value="451644636715272" calcext:value-type="float">
            <text:p>451,644,636,715,272</text:p>
          </table:table-cell>
          <table:table-cell table:formula="of:=+[.C20]/[.$B$105]" office:value-type="percentage" office:value="0.945751273889828" calcext:value-type="percentage">
            <text:p>94.5751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2956022372160" calcext:value-type="float">
            <text:p>2,956,022,372,160</text:p>
          </table:table-cell>
          <table:table-cell table:formula="of:=+[.C20]+[.B21]" office:value-type="float" office:value="454600659087432" calcext:value-type="float">
            <text:p>454,600,659,087,432</text:p>
          </table:table-cell>
          <table:table-cell table:formula="of:=+[.C21]/[.$B$105]" office:value-type="percentage" office:value="0.951941233200425" calcext:value-type="percentage">
            <text:p>95.1941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2890332986112" calcext:value-type="float">
            <text:p>2,890,332,986,112</text:p>
          </table:table-cell>
          <table:table-cell table:formula="of:=+[.C21]+[.B22]" office:value-type="float" office:value="457490992073544" calcext:value-type="float">
            <text:p>457,490,992,073,544</text:p>
          </table:table-cell>
          <table:table-cell table:formula="of:=+[.C22]/[.$B$105]" office:value-type="percentage" office:value="0.957993637859676" calcext:value-type="percentage">
            <text:p>95.7993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2660420134944" calcext:value-type="float">
            <text:p>2,660,420,134,944</text:p>
          </table:table-cell>
          <table:table-cell table:formula="of:=+[.C22]+[.B23]" office:value-type="float" office:value="460151412208488" calcext:value-type="float">
            <text:p>460,151,412,208,488</text:p>
          </table:table-cell>
          <table:table-cell table:formula="of:=+[.C23]/[.$B$105]" office:value-type="percentage" office:value="0.963564601239214" calcext:value-type="percentage">
            <text:p>96.3564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2438718457032" calcext:value-type="float">
            <text:p>2,438,718,457,032</text:p>
          </table:table-cell>
          <table:table-cell table:formula="of:=+[.C23]+[.B24]" office:value-type="float" office:value="462590130665520" calcext:value-type="float">
            <text:p>462,590,130,665,520</text:p>
          </table:table-cell>
          <table:table-cell table:formula="of:=+[.C24]/[.$B$105]" office:value-type="percentage" office:value="0.968671317670457" calcext:value-type="percentage">
            <text:p>96.86713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1970681581440" calcext:value-type="float">
            <text:p>1,970,681,581,440</text:p>
          </table:table-cell>
          <table:table-cell table:formula="of:=+[.C24]+[.B25]" office:value-type="float" office:value="464560812246960" calcext:value-type="float">
            <text:p>464,560,812,246,960</text:p>
          </table:table-cell>
          <table:table-cell table:formula="of:=+[.C25]/[.$B$105]" office:value-type="percentage" office:value="0.972797957210856" calcext:value-type="percentage">
            <text:p>97.27979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1806458116320" calcext:value-type="float">
            <text:p>1,806,458,116,320</text:p>
          </table:table-cell>
          <table:table-cell table:formula="of:=+[.C25]+[.B26]" office:value-type="float" office:value="466367270363280" calcext:value-type="float">
            <text:p>466,367,270,363,280</text:p>
          </table:table-cell>
          <table:table-cell table:formula="of:=+[.C26]/[.$B$105]" office:value-type="percentage" office:value="0.976580710122888" calcext:value-type="percentage">
            <text:p>97.65807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1576545265152" calcext:value-type="float">
            <text:p>1,576,545,265,152</text:p>
          </table:table-cell>
          <table:table-cell table:formula="of:=+[.C26]+[.B27]" office:value-type="float" office:value="467943815628432" calcext:value-type="float">
            <text:p>467,943,815,628,432</text:p>
          </table:table-cell>
          <table:table-cell table:formula="of:=+[.C27]/[.$B$105]" office:value-type="percentage" office:value="0.979882021755206" calcext:value-type="percentage">
            <text:p>97.98820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1254484803000" calcext:value-type="float">
            <text:p>1,254,484,803,000</text:p>
          </table:table-cell>
          <table:table-cell table:formula="of:=+[.C27]+[.B28]" office:value-type="float" office:value="469198300431432" calcext:value-type="float">
            <text:p>469,198,300,431,432</text:p>
          </table:table-cell>
          <table:table-cell table:formula="of:=+[.C28]/[.$B$105]" office:value-type="percentage" office:value="0.982508933499673" calcext:value-type="percentage">
            <text:p>98.25089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1182408948864" calcext:value-type="float">
            <text:p>1,182,408,948,864</text:p>
          </table:table-cell>
          <table:table-cell table:formula="of:=+[.C28]+[.B29]" office:value-type="float" office:value="470380709380296" calcext:value-type="float">
            <text:p>470,380,709,380,296</text:p>
          </table:table-cell>
          <table:table-cell table:formula="of:=+[.C29]/[.$B$105]" office:value-type="percentage" office:value="0.984984917223912" calcext:value-type="percentage">
            <text:p>98.49849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1108508389560" calcext:value-type="float">
            <text:p>1,108,508,389,560</text:p>
          </table:table-cell>
          <table:table-cell table:formula="of:=+[.C29]+[.B30]" office:value-type="float" office:value="471489217769856" calcext:value-type="float">
            <text:p>471,489,217,769,856</text:p>
          </table:table-cell>
          <table:table-cell table:formula="of:=+[.C30]/[.$B$105]" office:value-type="percentage" office:value="0.987306151965386" calcext:value-type="percentage">
            <text:p>98.73061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886806711648" calcext:value-type="float">
            <text:p>886,806,711,648</text:p>
          </table:table-cell>
          <table:table-cell table:formula="of:=+[.C30]+[.B31]" office:value-type="float" office:value="472376024481504" calcext:value-type="float">
            <text:p>472,376,024,481,504</text:p>
          </table:table-cell>
          <table:table-cell table:formula="of:=+[.C31]/[.$B$105]" office:value-type="percentage" office:value="0.989163139758565" calcext:value-type="percentage">
            <text:p>98.9163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821117325600" calcext:value-type="float">
            <text:p>821,117,325,600</text:p>
          </table:table-cell>
          <table:table-cell table:formula="of:=+[.C31]+[.B32]" office:value-type="float" office:value="473197141807104" calcext:value-type="float">
            <text:p>473,197,141,807,104</text:p>
          </table:table-cell>
          <table:table-cell table:formula="of:=+[.C32]/[.$B$105]" office:value-type="percentage" office:value="0.990882572900398" calcext:value-type="percentage">
            <text:p>99.08825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656893860480" calcext:value-type="float">
            <text:p>656,893,860,480</text:p>
          </table:table-cell>
          <table:table-cell table:formula="of:=+[.C32]+[.B33]" office:value-type="float" office:value="473854035667584" calcext:value-type="float">
            <text:p>473,854,035,667,584</text:p>
          </table:table-cell>
          <table:table-cell table:formula="of:=+[.C33]/[.$B$105]" office:value-type="percentage" office:value="0.992258119413864" calcext:value-type="percentage">
            <text:p>99.2258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615837994200" calcext:value-type="float">
            <text:p>615,837,994,200</text:p>
          </table:table-cell>
          <table:table-cell table:formula="of:=+[.C33]+[.B34]" office:value-type="float" office:value="474469873661784" calcext:value-type="float">
            <text:p>474,469,873,661,784</text:p>
          </table:table-cell>
          <table:table-cell table:formula="of:=+[.C34]/[.$B$105]" office:value-type="percentage" office:value="0.993547694270239" calcext:value-type="percentage">
            <text:p>99.3547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492670395360" calcext:value-type="float">
            <text:p>492,670,395,360</text:p>
          </table:table-cell>
          <table:table-cell table:formula="of:=+[.C34]+[.B35]" office:value-type="float" office:value="474962544057144" calcext:value-type="float">
            <text:p>474,962,544,057,144</text:p>
          </table:table-cell>
          <table:table-cell table:formula="of:=+[.C35]/[.$B$105]" office:value-type="percentage" office:value="0.994579354155338" calcext:value-type="percentage">
            <text:p>99.4579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322475167872" calcext:value-type="float">
            <text:p>322,475,167,872</text:p>
          </table:table-cell>
          <table:table-cell table:formula="of:=+[.C35]+[.B36]" office:value-type="float" office:value="475285019225016" calcext:value-type="float">
            <text:p>475,285,019,225,016</text:p>
          </table:table-cell>
          <table:table-cell table:formula="of:=+[.C36]/[.$B$105]" office:value-type="percentage" office:value="0.995254622443767" calcext:value-type="percentage">
            <text:p>99.5254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273705775200" calcext:value-type="float">
            <text:p>273,705,775,200</text:p>
          </table:table-cell>
          <table:table-cell table:formula="of:=+[.C36]+[.B37]" office:value-type="float" office:value="475558725000216" calcext:value-type="float">
            <text:p>475,558,725,000,216</text:p>
          </table:table-cell>
          <table:table-cell table:formula="of:=+[.C37]/[.$B$105]" office:value-type="percentage" office:value="0.995827766824378" calcext:value-type="percentage">
            <text:p>99.5827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214983445248" calcext:value-type="float">
            <text:p>214,983,445,248</text:p>
          </table:table-cell>
          <table:table-cell table:formula="of:=+[.C37]+[.B38]" office:value-type="float" office:value="475773708445464" calcext:value-type="float">
            <text:p>475,773,708,445,464</text:p>
          </table:table-cell>
          <table:table-cell table:formula="of:=+[.C38]/[.$B$105]" office:value-type="percentage" office:value="0.99627794568333" calcext:value-type="percentage">
            <text:p>99.6277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200717568480" calcext:value-type="float">
            <text:p>200,717,568,480</text:p>
          </table:table-cell>
          <table:table-cell table:formula="of:=+[.C38]+[.B39]" office:value-type="float" office:value="475974426013944" calcext:value-type="float">
            <text:p>475,974,426,013,944</text:p>
          </table:table-cell>
          <table:table-cell table:formula="of:=+[.C39]/[.$B$105]" office:value-type="percentage" office:value="0.996698251562445" calcext:value-type="percentage">
            <text:p>99.6698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197068158144" calcext:value-type="float">
            <text:p>197,068,158,144</text:p>
          </table:table-cell>
          <table:table-cell table:formula="of:=+[.C39]+[.B40]" office:value-type="float" office:value="476171494172088" calcext:value-type="float">
            <text:p>476,171,494,172,088</text:p>
          </table:table-cell>
          <table:table-cell table:formula="of:=+[.C40]/[.$B$105]" office:value-type="percentage" office:value="0.997110915516485" calcext:value-type="percentage">
            <text:p>99.71109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136852887600" calcext:value-type="float">
            <text:p>136,852,887,600</text:p>
          </table:table-cell>
          <table:table-cell table:formula="of:=+[.C40]+[.B41]" office:value-type="float" office:value="476308347059688" calcext:value-type="float">
            <text:p>476,308,347,059,688</text:p>
          </table:table-cell>
          <table:table-cell table:formula="of:=+[.C41]/[.$B$105]" office:value-type="percentage" office:value="0.99739748770679" calcext:value-type="percentage">
            <text:p>99.7397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134364653280" calcext:value-type="float">
            <text:p>134,364,653,280</text:p>
          </table:table-cell>
          <table:table-cell table:formula="of:=+[.C41]+[.B42]" office:value-type="float" office:value="476442711712968" calcext:value-type="float">
            <text:p>476,442,711,712,968</text:p>
          </table:table-cell>
          <table:table-cell table:formula="of:=+[.C42]/[.$B$105]" office:value-type="percentage" office:value="0.997678849493636" calcext:value-type="percentage">
            <text:p>99.7678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131378772096" calcext:value-type="float">
            <text:p>131,378,772,096</text:p>
          </table:table-cell>
          <table:table-cell table:formula="of:=+[.C42]+[.B43]" office:value-type="float" office:value="476574090485064" calcext:value-type="float">
            <text:p>476,574,090,485,064</text:p>
          </table:table-cell>
          <table:table-cell table:formula="of:=+[.C43]/[.$B$105]" office:value-type="percentage" office:value="0.997953958796329" calcext:value-type="percentage">
            <text:p>99.79539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110850838956" calcext:value-type="float">
            <text:p>110,850,838,956</text:p>
          </table:table-cell>
          <table:table-cell table:formula="of:=+[.C43]+[.B44]" office:value-type="float" office:value="476684941324020" calcext:value-type="float">
            <text:p>476,684,941,324,020</text:p>
          </table:table-cell>
          <table:table-cell table:formula="of:=+[.C44]/[.$B$105]" office:value-type="percentage" office:value="0.998186082270476" calcext:value-type="percentage">
            <text:p>99.8186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109482310080" calcext:value-type="float">
            <text:p>109,482,310,080</text:p>
          </table:table-cell>
          <table:table-cell table:formula="of:=+[.C44]+[.B45]" office:value-type="float" office:value="476794423634100" calcext:value-type="float">
            <text:p>476,794,423,634,100</text:p>
          </table:table-cell>
          <table:table-cell table:formula="of:=+[.C45]/[.$B$105]" office:value-type="percentage" office:value="0.998415340022721" calcext:value-type="percentage">
            <text:p>99.8415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102639665700" calcext:value-type="float">
            <text:p>102,639,665,700</text:p>
          </table:table-cell>
          <table:table-cell table:formula="of:=+[.C45]+[.B46]" office:value-type="float" office:value="476897063299800" calcext:value-type="float">
            <text:p>476,897,063,299,800</text:p>
          </table:table-cell>
          <table:table-cell table:formula="of:=+[.C46]/[.$B$105]" office:value-type="percentage" office:value="0.99863026916545" calcext:value-type="percentage">
            <text:p>99.8630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98534079072" calcext:value-type="float">
            <text:p>98,534,079,072</text:p>
          </table:table-cell>
          <table:table-cell table:formula="of:=+[.C46]+[.B47]" office:value-type="float" office:value="476995597378872" calcext:value-type="float">
            <text:p>476,995,597,378,872</text:p>
          </table:table-cell>
          <table:table-cell table:formula="of:=+[.C47]/[.$B$105]" office:value-type="percentage" office:value="0.99883660114247" calcext:value-type="percentage">
            <text:p>99.8836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82111732560" calcext:value-type="float">
            <text:p>82,111,732,560</text:p>
          </table:table-cell>
          <table:table-cell table:formula="of:=+[.C47]+[.B48]" office:value-type="float" office:value="477077709111432" calcext:value-type="float">
            <text:p>477,077,709,111,432</text:p>
          </table:table-cell>
          <table:table-cell table:formula="of:=+[.C48]/[.$B$105]" office:value-type="percentage" office:value="0.999008544456653" calcext:value-type="percentage">
            <text:p>99.90085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73900559304" calcext:value-type="float">
            <text:p>73,900,559,304</text:p>
          </table:table-cell>
          <table:table-cell table:formula="of:=+[.C48]+[.B49]" office:value-type="float" office:value="477151609670736" calcext:value-type="float">
            <text:p>477,151,609,670,736</text:p>
          </table:table-cell>
          <table:table-cell table:formula="of:=+[.C49]/[.$B$105]" office:value-type="percentage" office:value="0.999163293439418" calcext:value-type="percentage">
            <text:p>99.9163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71661148416" calcext:value-type="float">
            <text:p>71,661,148,416</text:p>
          </table:table-cell>
          <table:table-cell table:formula="of:=+[.C49]+[.B50]" office:value-type="float" office:value="477223270819152" calcext:value-type="float">
            <text:p>477,223,270,819,152</text:p>
          </table:table-cell>
          <table:table-cell table:formula="of:=+[.C50]/[.$B$105]" office:value-type="percentage" office:value="0.999313353059069" calcext:value-type="percentage">
            <text:p>99.9313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53745861312" calcext:value-type="float">
            <text:p>53,745,861,312</text:p>
          </table:table-cell>
          <table:table-cell table:formula="of:=+[.C50]+[.B51]" office:value-type="float" office:value="477277016680464" calcext:value-type="float">
            <text:p>477,277,016,680,464</text:p>
          </table:table-cell>
          <table:table-cell table:formula="of:=+[.C51]/[.$B$105]" office:value-type="percentage" office:value="0.999425897773807" calcext:value-type="percentage">
            <text:p>99.9425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40309395984" calcext:value-type="float">
            <text:p>40,309,395,984</text:p>
          </table:table-cell>
          <table:table-cell table:formula="of:=+[.C51]+[.B52]" office:value-type="float" office:value="477317326076448" calcext:value-type="float">
            <text:p>477,317,326,076,448</text:p>
          </table:table-cell>
          <table:table-cell table:formula="of:=+[.C52]/[.$B$105]" office:value-type="percentage" office:value="0.99951030630986" calcext:value-type="percentage">
            <text:p>99.9510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29858811840" calcext:value-type="float">
            <text:p>29,858,811,840</text:p>
          </table:table-cell>
          <table:table-cell table:formula="of:=+[.C52]+[.B53]" office:value-type="float" office:value="477347184888288" calcext:value-type="float">
            <text:p>477,347,184,888,288</text:p>
          </table:table-cell>
          <table:table-cell table:formula="of:=+[.C53]/[.$B$105]" office:value-type="percentage" office:value="0.999572831151382" calcext:value-type="percentage">
            <text:p>99.9572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29858811840" calcext:value-type="float">
            <text:p>29,858,811,840</text:p>
          </table:table-cell>
          <table:table-cell table:formula="of:=+[.C53]+[.B54]" office:value-type="float" office:value="477377043700128" calcext:value-type="float">
            <text:p>477,377,043,700,128</text:p>
          </table:table-cell>
          <table:table-cell table:formula="of:=+[.C54]/[.$B$105]" office:value-type="percentage" office:value="0.999635355992903" calcext:value-type="percentage">
            <text:p>99.9635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21896462016" calcext:value-type="float">
            <text:p>21,896,462,016</text:p>
          </table:table-cell>
          <table:table-cell table:formula="of:=+[.C54]+[.B55]" office:value-type="float" office:value="477398940162144" calcext:value-type="float">
            <text:p>477,398,940,162,144</text:p>
          </table:table-cell>
          <table:table-cell table:formula="of:=+[.C55]/[.$B$105]" office:value-type="percentage" office:value="0.999681207543352" calcext:value-type="percentage">
            <text:p>99.968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21896462016" calcext:value-type="float">
            <text:p>21,896,462,016</text:p>
          </table:table-cell>
          <table:table-cell table:formula="of:=+[.C55]+[.B56]" office:value-type="float" office:value="477420836624160" calcext:value-type="float">
            <text:p>477,420,836,624,160</text:p>
          </table:table-cell>
          <table:table-cell table:formula="of:=+[.C56]/[.$B$105]" office:value-type="percentage" office:value="0.9997270590938" calcext:value-type="percentage">
            <text:p>99.9727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15159089088" calcext:value-type="float">
            <text:p>15,159,089,088</text:p>
          </table:table-cell>
          <table:table-cell table:formula="of:=+[.C56]+[.B57]" office:value-type="float" office:value="477435995713248" calcext:value-type="float">
            <text:p>477,435,995,713,248</text:p>
          </table:table-cell>
          <table:table-cell table:formula="of:=+[.C57]/[.$B$105]" office:value-type="percentage" office:value="0.99975880247488" calcext:value-type="percentage">
            <text:p>99.9758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14211646020" calcext:value-type="float">
            <text:p>14,211,646,020</text:p>
          </table:table-cell>
          <table:table-cell table:formula="of:=+[.C57]+[.B58]" office:value-type="float" office:value="477450207359268" calcext:value-type="float">
            <text:p>477,450,207,359,268</text:p>
          </table:table-cell>
          <table:table-cell table:formula="of:=+[.C58]/[.$B$105]" office:value-type="percentage" office:value="0.999788561894643" calcext:value-type="percentage">
            <text:p>99.9788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12441171600" calcext:value-type="float">
            <text:p>12,441,171,600</text:p>
          </table:table-cell>
          <table:table-cell table:formula="of:=+[.C58]+[.B59]" office:value-type="float" office:value="477462648530868" calcext:value-type="float">
            <text:p>477,462,648,530,868</text:p>
          </table:table-cell>
          <table:table-cell table:formula="of:=+[.C59]/[.$B$105]" office:value-type="percentage" office:value="0.999814613911943" calcext:value-type="percentage">
            <text:p>99.9814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10527145200" calcext:value-type="float">
            <text:p>10,527,145,200</text:p>
          </table:table-cell>
          <table:table-cell table:formula="of:=+[.C59]+[.B60]" office:value-type="float" office:value="477473175676068" calcext:value-type="float">
            <text:p>477,473,175,676,068</text:p>
          </table:table-cell>
          <table:table-cell table:formula="of:=+[.C60]/[.$B$105]" office:value-type="percentage" office:value="0.999836657926582" calcext:value-type="percentage">
            <text:p>99.98366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9123525840" calcext:value-type="float">
            <text:p>9,123,525,840</text:p>
          </table:table-cell>
          <table:table-cell table:formula="of:=+[.C60]+[.B61]" office:value-type="float" office:value="477482299201908" calcext:value-type="float">
            <text:p>477,482,299,201,908</text:p>
          </table:table-cell>
          <table:table-cell table:formula="of:=+[.C61]/[.$B$105]" office:value-type="percentage" office:value="0.999855762739269" calcext:value-type="percentage">
            <text:p>99.98557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8957643552" calcext:value-type="float">
            <text:p>8,957,643,552</text:p>
          </table:table-cell>
          <table:table-cell table:formula="of:=+[.C61]+[.B62]" office:value-type="float" office:value="477491256845460" calcext:value-type="float">
            <text:p>477,491,256,845,460</text:p>
          </table:table-cell>
          <table:table-cell table:formula="of:=+[.C62]/[.$B$105]" office:value-type="percentage" office:value="0.999874520191726" calcext:value-type="percentage">
            <text:p>99.9874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8957643552" calcext:value-type="float">
            <text:p>8,957,643,552</text:p>
          </table:table-cell>
          <table:table-cell table:formula="of:=+[.C62]+[.B63]" office:value-type="float" office:value="477500214489012" calcext:value-type="float">
            <text:p>477,500,214,489,012</text:p>
          </table:table-cell>
          <table:table-cell table:formula="of:=+[.C63]/[.$B$105]" office:value-type="percentage" office:value="0.999893277644182" calcext:value-type="percentage">
            <text:p>99.9893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8421716160" calcext:value-type="float">
            <text:p>8,421,716,160</text:p>
          </table:table-cell>
          <table:table-cell table:formula="of:=+[.C63]+[.B64]" office:value-type="float" office:value="477508636205172" calcext:value-type="float">
            <text:p>477,508,636,205,172</text:p>
          </table:table-cell>
          <table:table-cell table:formula="of:=+[.C64]/[.$B$105]" office:value-type="percentage" office:value="0.999910912855893" calcext:value-type="percentage">
            <text:p>99.99109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6316287120" calcext:value-type="float">
            <text:p>6,316,287,120</text:p>
          </table:table-cell>
          <table:table-cell table:formula="of:=+[.C64]+[.B65]" office:value-type="float" office:value="477514952492292" calcext:value-type="float">
            <text:p>477,514,952,492,292</text:p>
          </table:table-cell>
          <table:table-cell table:formula="of:=+[.C65]/[.$B$105]" office:value-type="percentage" office:value="0.999924139264676" calcext:value-type="percentage">
            <text:p>99.9924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5971762368" calcext:value-type="float">
            <text:p>5,971,762,368</text:p>
          </table:table-cell>
          <table:table-cell table:formula="of:=+[.C65]+[.B66]" office:value-type="float" office:value="477520924254660" calcext:value-type="float">
            <text:p>477,520,924,254,660</text:p>
          </table:table-cell>
          <table:table-cell table:formula="of:=+[.C66]/[.$B$105]" office:value-type="percentage" office:value="0.999936644232981" calcext:value-type="percentage">
            <text:p>99.9936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4134297024" calcext:value-type="float">
            <text:p>4,134,297,024</text:p>
          </table:table-cell>
          <table:table-cell table:formula="of:=+[.C66]+[.B67]" office:value-type="float" office:value="477525058551684" calcext:value-type="float">
            <text:p>477,525,058,551,684</text:p>
          </table:table-cell>
          <table:table-cell table:formula="of:=+[.C67]/[.$B$105]" office:value-type="percentage" office:value="0.99994530151873" calcext:value-type="percentage">
            <text:p>99.9945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3732351480" calcext:value-type="float">
            <text:p>3,732,351,480</text:p>
          </table:table-cell>
          <table:table-cell table:formula="of:=+[.C67]+[.B68]" office:value-type="float" office:value="477528790903164" calcext:value-type="float">
            <text:p>477,528,790,903,164</text:p>
          </table:table-cell>
          <table:table-cell table:formula="of:=+[.C68]/[.$B$105]" office:value-type="percentage" office:value="0.99995311712392" calcext:value-type="percentage">
            <text:p>99.9953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2756198016" calcext:value-type="float">
            <text:p>2,756,198,016</text:p>
          </table:table-cell>
          <table:table-cell table:formula="of:=+[.C68]+[.B69]" office:value-type="float" office:value="477531547101180" calcext:value-type="float">
            <text:p>477,531,547,101,180</text:p>
          </table:table-cell>
          <table:table-cell table:formula="of:=+[.C69]/[.$B$105]" office:value-type="percentage" office:value="0.999958888647753" calcext:value-type="percentage">
            <text:p>99.9958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2296831680" calcext:value-type="float">
            <text:p>2,296,831,680</text:p>
          </table:table-cell>
          <table:table-cell table:formula="of:=+[.C69]+[.B70]" office:value-type="float" office:value="477533843932860" calcext:value-type="float">
            <text:p>477,533,843,932,860</text:p>
          </table:table-cell>
          <table:table-cell table:formula="of:=+[.C70]/[.$B$105]" office:value-type="percentage" office:value="0.999963698250947" calcext:value-type="percentage">
            <text:p>99.9963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1990587456" calcext:value-type="float">
            <text:p>1,990,587,456</text:p>
          </table:table-cell>
          <table:table-cell table:formula="of:=+[.C70]+[.B71]" office:value-type="float" office:value="477535834520316" calcext:value-type="float">
            <text:p>477,535,834,520,316</text:p>
          </table:table-cell>
          <table:table-cell table:formula="of:=+[.C71]/[.$B$105]" office:value-type="percentage" office:value="0.999967866573715" calcext:value-type="percentage">
            <text:p>99.99678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1722623760" calcext:value-type="float">
            <text:p>1,722,623,760</text:p>
          </table:table-cell>
          <table:table-cell table:formula="of:=+[.C71]+[.B72]" office:value-type="float" office:value="477537557144076" calcext:value-type="float">
            <text:p>477,537,557,144,076</text:p>
          </table:table-cell>
          <table:table-cell table:formula="of:=+[.C72]/[.$B$105]" office:value-type="percentage" office:value="0.99997147377611" calcext:value-type="percentage">
            <text:p>99.9971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1684343232" calcext:value-type="float">
            <text:p>1,684,343,232</text:p>
          </table:table-cell>
          <table:table-cell table:formula="of:=+[.C72]+[.B73]" office:value-type="float" office:value="477539241487308" calcext:value-type="float">
            <text:p>477,539,241,487,308</text:p>
          </table:table-cell>
          <table:table-cell table:formula="of:=+[.C73]/[.$B$105]" office:value-type="percentage" office:value="0.999975000818452" calcext:value-type="percentage">
            <text:p>99.9975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1628662464" calcext:value-type="float">
            <text:p>1,628,662,464</text:p>
          </table:table-cell>
          <table:table-cell table:formula="of:=+[.C73]+[.B74]" office:value-type="float" office:value="477540870149772" calcext:value-type="float">
            <text:p>477,540,870,149,772</text:p>
          </table:table-cell>
          <table:table-cell table:formula="of:=+[.C74]/[.$B$105]" office:value-type="percentage" office:value="0.999978411264353" calcext:value-type="percentage">
            <text:p>99.9978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1550361384" calcext:value-type="float">
            <text:p>1,550,361,384</text:p>
          </table:table-cell>
          <table:table-cell table:formula="of:=+[.C74]+[.B75]" office:value-type="float" office:value="477542420511156" calcext:value-type="float">
            <text:p>477,542,420,511,156</text:p>
          </table:table-cell>
          <table:table-cell table:formula="of:=+[.C75]/[.$B$105]" office:value-type="percentage" office:value="0.999981657746509" calcext:value-type="percentage">
            <text:p>99.99816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1462103500" calcext:value-type="float">
            <text:p>1,462,103,500</text:p>
          </table:table-cell>
          <table:table-cell table:formula="of:=+[.C75]+[.B76]" office:value-type="float" office:value="477543882614656" calcext:value-type="float">
            <text:p>477,543,882,614,656</text:p>
          </table:table-cell>
          <table:table-cell table:formula="of:=+[.C76]/[.$B$105]" office:value-type="percentage" office:value="0.999984719415209" calcext:value-type="percentage">
            <text:p>99.9984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-10-5-0</text:p>
          </table:table-cell>
          <table:table-cell office:value-type="float" office:value="1263257424" calcext:value-type="float">
            <text:p>1,263,257,424</text:p>
          </table:table-cell>
          <table:table-cell table:formula="of:=+[.C76]+[.B77]" office:value-type="float" office:value="477545145872080" calcext:value-type="float">
            <text:p>477,545,145,872,080</text:p>
          </table:table-cell>
          <table:table-cell table:formula="of:=+[.C77]/[.$B$105]" office:value-type="percentage" office:value="0.999987364696966" calcext:value-type="percentage">
            <text:p>99.9987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918732672" calcext:value-type="float">
            <text:p>918,732,672</text:p>
          </table:table-cell>
          <table:table-cell table:formula="of:=+[.C77]+[.B78]" office:value-type="float" office:value="477546064604752" calcext:value-type="float">
            <text:p>477,546,064,604,752</text:p>
          </table:table-cell>
          <table:table-cell table:formula="of:=+[.C78]/[.$B$105]" office:value-type="percentage" office:value="0.999989288538244" calcext:value-type="percentage">
            <text:p>99.9989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918732672" calcext:value-type="float">
            <text:p>918,732,672</text:p>
          </table:table-cell>
          <table:table-cell table:formula="of:=+[.C78]+[.B79]" office:value-type="float" office:value="477546983337424" calcext:value-type="float">
            <text:p>477,546,983,337,424</text:p>
          </table:table-cell>
          <table:table-cell table:formula="of:=+[.C79]/[.$B$105]" office:value-type="percentage" office:value="0.999991212379521" calcext:value-type="percentage">
            <text:p>99.9991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829411440" calcext:value-type="float">
            <text:p>829,411,440</text:p>
          </table:table-cell>
          <table:table-cell table:formula="of:=+[.C79]+[.B80]" office:value-type="float" office:value="477547812748864" calcext:value-type="float">
            <text:p>477,547,812,748,864</text:p>
          </table:table-cell>
          <table:table-cell table:formula="of:=+[.C80]/[.$B$105]" office:value-type="percentage" office:value="0.999992949180674" calcext:value-type="percentage">
            <text:p>99.9992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689049504" calcext:value-type="float">
            <text:p>689,049,504</text:p>
          </table:table-cell>
          <table:table-cell table:formula="of:=+[.C80]+[.B81]" office:value-type="float" office:value="477548501798368" calcext:value-type="float">
            <text:p>477,548,501,798,368</text:p>
          </table:table-cell>
          <table:table-cell table:formula="of:=+[.C81]/[.$B$105]" office:value-type="percentage" office:value="0.999994392061633" calcext:value-type="percentage">
            <text:p>99.99943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678609360" calcext:value-type="float">
            <text:p>678,609,360</text:p>
          </table:table-cell>
          <table:table-cell table:formula="of:=+[.C81]+[.B82]" office:value-type="float" office:value="477549180407728" calcext:value-type="float">
            <text:p>477,549,180,407,728</text:p>
          </table:table-cell>
          <table:table-cell table:formula="of:=+[.C82]/[.$B$105]" office:value-type="percentage" office:value="0.999995813080758" calcext:value-type="percentage">
            <text:p>99.99958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516787128" calcext:value-type="float">
            <text:p>516,787,128</text:p>
          </table:table-cell>
          <table:table-cell table:formula="of:=+[.C82]+[.B83]" office:value-type="float" office:value="477549697194856" calcext:value-type="float">
            <text:p>477,549,697,194,856</text:p>
          </table:table-cell>
          <table:table-cell table:formula="of:=+[.C83]/[.$B$105]" office:value-type="percentage" office:value="0.999996895241477" calcext:value-type="percentage">
            <text:p>99.9996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382805280" calcext:value-type="float">
            <text:p>382,805,280</text:p>
          </table:table-cell>
          <table:table-cell table:formula="of:=+[.C83]+[.B84]" office:value-type="float" office:value="477550080000136" calcext:value-type="float">
            <text:p>477,550,080,000,136</text:p>
          </table:table-cell>
          <table:table-cell table:formula="of:=+[.C84]/[.$B$105]" office:value-type="percentage" office:value="0.999997696842009" calcext:value-type="percentage">
            <text:p>99.9997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382805280" calcext:value-type="float">
            <text:p>382,805,280</text:p>
          </table:table-cell>
          <table:table-cell table:formula="of:=+[.C84]+[.B85]" office:value-type="float" office:value="477550462805416" calcext:value-type="float">
            <text:p>477,550,462,805,416</text:p>
          </table:table-cell>
          <table:table-cell table:formula="of:=+[.C85]/[.$B$105]" office:value-type="percentage" office:value="0.999998498442541" calcext:value-type="percentage">
            <text:p>99.9998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159502200" calcext:value-type="float">
            <text:p>159,502,200</text:p>
          </table:table-cell>
          <table:table-cell table:formula="of:=+[.C85]+[.B86]" office:value-type="float" office:value="477550622307616" calcext:value-type="float">
            <text:p>477,550,622,307,616</text:p>
          </table:table-cell>
          <table:table-cell table:formula="of:=+[.C86]/[.$B$105]" office:value-type="percentage" office:value="0.999998832442763" calcext:value-type="percentage">
            <text:p>99.9998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114841584" calcext:value-type="float">
            <text:p>114,841,584</text:p>
          </table:table-cell>
          <table:table-cell table:formula="of:=+[.C86]+[.B87]" office:value-type="float" office:value="477550737149200" calcext:value-type="float">
            <text:p>477,550,737,149,200</text:p>
          </table:table-cell>
          <table:table-cell table:formula="of:=+[.C87]/[.$B$105]" office:value-type="percentage" office:value="0.999999072922923" calcext:value-type="percentage">
            <text:p>99.99990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93961296" calcext:value-type="float">
            <text:p>93,961,296</text:p>
          </table:table-cell>
          <table:table-cell table:formula="of:=+[.C87]+[.B88]" office:value-type="float" office:value="477550831110496" calcext:value-type="float">
            <text:p>477,550,831,110,496</text:p>
          </table:table-cell>
          <table:table-cell table:formula="of:=+[.C88]/[.$B$105]" office:value-type="percentage" office:value="0.999999269679417" calcext:value-type="percentage">
            <text:p>99.9999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90481248" calcext:value-type="float">
            <text:p>90,481,248</text:p>
          </table:table-cell>
          <table:table-cell table:formula="of:=+[.C88]+[.B89]" office:value-type="float" office:value="477550921591744" calcext:value-type="float">
            <text:p>477,550,921,591,744</text:p>
          </table:table-cell>
          <table:table-cell table:formula="of:=+[.C89]/[.$B$105]" office:value-type="percentage" office:value="0.999999459148634" calcext:value-type="percentage">
            <text:p>99.9999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74030112" calcext:value-type="float">
            <text:p>74,030,112</text:p>
          </table:table-cell>
          <table:table-cell table:formula="of:=+[.C89]+[.B90]" office:value-type="float" office:value="477550995621856" calcext:value-type="float">
            <text:p>477,550,995,621,856</text:p>
          </table:table-cell>
          <table:table-cell table:formula="of:=+[.C90]/[.$B$105]" office:value-type="percentage" office:value="0.999999614168902" calcext:value-type="percentage">
            <text:p>99.9999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53003808" calcext:value-type="float">
            <text:p>53,003,808</text:p>
          </table:table-cell>
          <table:table-cell table:formula="of:=+[.C90]+[.B91]" office:value-type="float" office:value="477551048625664" calcext:value-type="float">
            <text:p>477,551,048,625,664</text:p>
          </table:table-cell>
          <table:table-cell table:formula="of:=+[.C91]/[.$B$105]" office:value-type="percentage" office:value="0.999999725159745" calcext:value-type="percentage">
            <text:p>99.99997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6-6-0</text:p>
          </table:table-cell>
          <table:table-cell office:value-type="float" office:value="35335872" calcext:value-type="float">
            <text:p>35,335,872</text:p>
          </table:table-cell>
          <table:table-cell table:formula="of:=+[.C91]+[.B92]" office:value-type="float" office:value="477551083961536" calcext:value-type="float">
            <text:p>477,551,083,961,536</text:p>
          </table:table-cell>
          <table:table-cell table:formula="of:=+[.C92]/[.$B$105]" office:value-type="percentage" office:value="0.99999979915364" calcext:value-type="percentage">
            <text:p>99.9999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25520352" calcext:value-type="float">
            <text:p>25,520,352</text:p>
          </table:table-cell>
          <table:table-cell table:formula="of:=+[.C92]+[.B93]" office:value-type="float" office:value="477551109481888" calcext:value-type="float">
            <text:p>477,551,109,481,888</text:p>
          </table:table-cell>
          <table:table-cell table:formula="of:=+[.C93]/[.$B$105]" office:value-type="percentage" office:value="0.999999852593676" calcext:value-type="percentage">
            <text:p>99.9999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8-4-0</text:p>
          </table:table-cell>
          <table:table-cell office:value-type="float" office:value="22084920" calcext:value-type="float">
            <text:p>22,084,920</text:p>
          </table:table-cell>
          <table:table-cell table:formula="of:=+[.C93]+[.B94]" office:value-type="float" office:value="477551131566808" calcext:value-type="float">
            <text:p>477,551,131,566,808</text:p>
          </table:table-cell>
          <table:table-cell table:formula="of:=+[.C94]/[.$B$105]" office:value-type="percentage" office:value="0.99999989883986" calcext:value-type="percentage">
            <text:p>99.99999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20880288" calcext:value-type="float">
            <text:p>20,880,288</text:p>
          </table:table-cell>
          <table:table-cell table:formula="of:=+[.C94]+[.B95]" office:value-type="float" office:value="477551152447096" calcext:value-type="float">
            <text:p>477,551,152,447,096</text:p>
          </table:table-cell>
          <table:table-cell table:formula="of:=+[.C95]/[.$B$105]" office:value-type="percentage" office:value="0.999999942563526" calcext:value-type="percentage">
            <text:p>99.9999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9-2-1</text:p>
          </table:table-cell>
          <table:table-cell office:value-type="float" office:value="17400240" calcext:value-type="float">
            <text:p>17,400,240</text:p>
          </table:table-cell>
          <table:table-cell table:formula="of:=+[.C95]+[.B96]" office:value-type="float" office:value="477551169847336" calcext:value-type="float">
            <text:p>477,551,169,847,336</text:p>
          </table:table-cell>
          <table:table-cell table:formula="of:=+[.C96]/[.$B$105]" office:value-type="percentage" office:value="0.999999978999914" calcext:value-type="percentage">
            <text:p>99.9999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9-3-0</text:p>
          </table:table-cell>
          <table:table-cell office:value-type="float" office:value="4907760" calcext:value-type="float">
            <text:p>4,907,760</text:p>
          </table:table-cell>
          <table:table-cell table:formula="of:=+[.C96]+[.B97]" office:value-type="float" office:value="477551174755096" calcext:value-type="float">
            <text:p>477,551,174,755,096</text:p>
          </table:table-cell>
          <table:table-cell table:formula="of:=+[.C97]/[.$B$105]" office:value-type="percentage" office:value="0.999999989276843" calcext:value-type="percentage">
            <text:p>99.99999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2056392" calcext:value-type="float">
            <text:p>2,056,392</text:p>
          </table:table-cell>
          <table:table-cell table:formula="of:=+[.C97]+[.B98]" office:value-type="float" office:value="477551176811488" calcext:value-type="float">
            <text:p>477,551,176,811,488</text:p>
          </table:table-cell>
          <table:table-cell table:formula="of:=+[.C98]/[.$B$105]" office:value-type="percentage" office:value="0.999999993582962" calcext:value-type="percentage">
            <text:p>99.99999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1898208" calcext:value-type="float">
            <text:p>1,898,208</text:p>
          </table:table-cell>
          <table:table-cell table:formula="of:=+[.C98]+[.B99]" office:value-type="float" office:value="477551178709696" calcext:value-type="float">
            <text:p>477,551,178,709,696</text:p>
          </table:table-cell>
          <table:table-cell table:formula="of:=+[.C99]/[.$B$105]" office:value-type="percentage" office:value="0.999999997557841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580008" calcext:value-type="float">
            <text:p>580,008</text:p>
          </table:table-cell>
          <table:table-cell table:formula="of:=+[.C99]+[.B100]" office:value-type="float" office:value="477551179289704" calcext:value-type="float">
            <text:p>477,551,179,289,704</text:p>
          </table:table-cell>
          <table:table-cell table:formula="of:=+[.C100]/[.$B$105]" office:value-type="percentage" office:value="0.999999998772387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535392" calcext:value-type="float">
            <text:p>535,392</text:p>
          </table:table-cell>
          <table:table-cell table:formula="of:=+[.C100]+[.B101]" office:value-type="float" office:value="477551179825096" calcext:value-type="float">
            <text:p>477,551,179,825,096</text:p>
          </table:table-cell>
          <table:table-cell table:formula="of:=+[.C101]/[.$B$105]" office:value-type="percentage" office:value="0.999999999893507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26364" calcext:value-type="float">
            <text:p>26,364</text:p>
          </table:table-cell>
          <table:table-cell table:formula="of:=+[.C101]+[.B102]" office:value-type="float" office:value="477551179851460" calcext:value-type="float">
            <text:p>477,551,179,851,460</text:p>
          </table:table-cell>
          <table:table-cell table:formula="of:=+[.C102]/[.$B$105]" office:value-type="percentage" office:value="0.999999999948713" calcext:value-type="percentage">
            <text:p>100.0000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11-1-0</text:p>
          </table:table-cell>
          <table:table-cell office:value-type="float" office:value="24336" calcext:value-type="float">
            <text:p>24,336</text:p>
          </table:table-cell>
          <table:table-cell table:formula="of:=+[.C102]+[.B103]" office:value-type="float" office:value="477551179875796" calcext:value-type="float">
            <text:p>477,551,179,875,796</text:p>
          </table:table-cell>
          <table:table-cell table:formula="of:=+[.C103]/[.$B$105]" office:value-type="percentage" office:value="0.999999999999673" calcext:value-type="percentage">
            <text:p>100.000000%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3-12-0-0</text:p>
          </table:table-cell>
          <table:table-cell office:value-type="float" office:value="156" calcext:value-type="float">
            <text:p>156</text:p>
          </table:table-cell>
          <table:table-cell table:formula="of:=+[.C103]+[.B104]" office:value-type="float" office:value="477551179875952" calcext:value-type="float">
            <text:p>477,551,179,875,952</text:p>
          </table:table-cell>
          <table:table-cell table:formula="of:=+[.C104]/[.$B$105]" office:value-type="percentage" office:value="1" calcext:value-type="percentage">
            <text:p>100.000000%</text:p>
          </table:table-cell>
          <table:table-cell table:number-columns-repeated="1020"/>
        </table:table-row>
        <table:table-row table:style-name="ro1">
          <table:table-cell table:style-name="Default"/>
          <table:table-cell table:formula="of:=SUM([.B3:.B104])" office:value-type="float" office:value="477551179875952" calcext:value-type="float">
            <text:p>477,551,179,875,952</text:p>
          </table:table-cell>
          <table:table-cell/>
          <table:table-cell table:style-name="Default"/>
          <table:table-cell table:number-columns-repeated="1020"/>
        </table:table-row>
      </table:table>
      <table:table table:name="Equivalence Classes" table:style-name="ta1"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4" table:default-cell-style-name="ce6"/>
        <table:table-row table:style-name="ro1">
          <table:table-cell table:style-name="ce5" office:value-type="string" calcext:value-type="string">
            <text:p>Distribution</text:p>
          </table:table-cell>
          <table:table-cell table:style-name="ce13" office:value-type="string" calcext:value-type="string">
            <text:p>Deals</text:p>
          </table:table-cell>
          <table:table-cell table:style-name="ce13" office:value-type="string" calcext:value-type="string">
            <text:p>Cumulative</text:p>
          </table:table-cell>
          <table:table-cell table:style-name="ce14" office:value-type="string" calcext:value-type="string">
            <text:p>Perc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3253519495512" calcext:value-type="float">
            <text:p>3,253,519,495,512</text:p>
          </table:table-cell>
          <table:table-cell table:formula="of:=+[.B3]" office:value-type="float" office:value="3253519495512" calcext:value-type="float">
            <text:p>3,253,519,495,512</text:p>
          </table:table-cell>
          <table:table-cell table:formula="of:=+[.C3]/[.$B$105]" office:value-type="percentage" office:value="0.19111701322006" calcext:value-type="percentage">
            <text:p>19.111701%</text:p>
          </table:table-cell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2440139621634" calcext:value-type="float">
            <text:p>2,440,139,621,634</text:p>
          </table:table-cell>
          <table:table-cell table:formula="of:=+[.C3]+[.B4]" office:value-type="float" office:value="5693659117146" calcext:value-type="float">
            <text:p>5,693,659,117,146</text:p>
          </table:table-cell>
          <table:table-cell table:formula="of:=+[.C4]/[.$B$105]" office:value-type="percentage" office:value="0.334454773135104" calcext:value-type="percentage">
            <text:p>33.445477%</text:p>
          </table:table-cell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1830460007376" calcext:value-type="float">
            <text:p>1,830,460,007,376</text:p>
          </table:table-cell>
          <table:table-cell table:formula="of:=+[.C4]+[.B5]" office:value-type="float" office:value="7524119124522" calcext:value-type="float">
            <text:p>7,524,119,124,522</text:p>
          </table:table-cell>
          <table:table-cell table:formula="of:=+[.C5]/[.$B$105]" office:value-type="percentage" office:value="0.441978963449943" calcext:value-type="percentage">
            <text:p>44.197896%</text:p>
          </table:table-cell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1445168946936" calcext:value-type="float">
            <text:p>1,445,168,946,936</text:p>
          </table:table-cell>
          <table:table-cell table:formula="of:=+[.C5]+[.B6]" office:value-type="float" office:value="8969288071458" calcext:value-type="float">
            <text:p>8,969,288,071,458</text:p>
          </table:table-cell>
          <table:table-cell table:formula="of:=+[.C6]/[.$B$105]" office:value-type="percentage" office:value="0.526870531832361" calcext:value-type="percentage">
            <text:p>52.687053%</text:p>
          </table:table-cell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1370634305040" calcext:value-type="float">
            <text:p>1,370,634,305,040</text:p>
          </table:table-cell>
          <table:table-cell table:formula="of:=+[.C6]+[.B7]" office:value-type="float" office:value="10339922376498" calcext:value-type="float">
            <text:p>10,339,922,376,498</text:p>
          </table:table-cell>
          <table:table-cell table:formula="of:=+[.C7]/[.$B$105]" office:value-type="percentage" office:value="0.607383814435259" calcext:value-type="percentage">
            <text:p>60.738381%</text:p>
          </table:table-cell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1016922226320" calcext:value-type="float">
            <text:p>1,016,922,226,320</text:p>
          </table:table-cell>
          <table:table-cell table:formula="of:=+[.C7]+[.B8]" office:value-type="float" office:value="11356844602818" calcext:value-type="float">
            <text:p>11,356,844,602,818</text:p>
          </table:table-cell>
          <table:table-cell table:formula="of:=+[.C8]/[.$B$105]" office:value-type="percentage" office:value="0.667119475721281" calcext:value-type="percentage">
            <text:p>66.711948%</text:p>
          </table:table-cell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762691669740" calcext:value-type="float">
            <text:p>762,691,669,740</text:p>
          </table:table-cell>
          <table:table-cell table:formula="of:=+[.C8]+[.B9]" office:value-type="float" office:value="12119536272558" calcext:value-type="float">
            <text:p>12,119,536,272,558</text:p>
          </table:table-cell>
          <table:table-cell table:formula="of:=+[.C9]/[.$B$105]" office:value-type="percentage" office:value="0.711921221685797" calcext:value-type="percentage">
            <text:p>71.192122%</text:p>
          </table:table-cell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753129512850" calcext:value-type="float">
            <text:p>753,129,512,850</text:p>
          </table:table-cell>
          <table:table-cell table:formula="of:=+[.C9]+[.B10]" office:value-type="float" office:value="12872665785408" calcext:value-type="float">
            <text:p>12,872,665,785,408</text:p>
          </table:table-cell>
          <table:table-cell table:formula="of:=+[.C10]/[.$B$105]" office:value-type="percentage" office:value="0.756161271042292" calcext:value-type="percentage">
            <text:p>75.616127%</text:p>
          </table:table-cell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602153727890" calcext:value-type="float">
            <text:p>602,153,727,890</text:p>
          </table:table-cell>
          <table:table-cell table:formula="of:=+[.C10]+[.B11]" office:value-type="float" office:value="13474819513298" calcext:value-type="float">
            <text:p>13,474,819,513,298</text:p>
          </table:table-cell>
          <table:table-cell table:formula="of:=+[.C11]/[.$B$105]" office:value-type="percentage" office:value="0.791532757868299" calcext:value-type="percentage">
            <text:p>79.153276%</text:p>
          </table:table-cell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576361199700" calcext:value-type="float">
            <text:p>576,361,199,700</text:p>
          </table:table-cell>
          <table:table-cell table:formula="of:=+[.C11]+[.B12]" office:value-type="float" office:value="14051180712998" calcext:value-type="float">
            <text:p>14,051,180,712,998</text:p>
          </table:table-cell>
          <table:table-cell table:formula="of:=+[.C12]/[.$B$105]" office:value-type="percentage" office:value="0.825389149746246" calcext:value-type="percentage">
            <text:p>82.538915%</text:p>
          </table:table-cell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542253249252" calcext:value-type="float">
            <text:p>542,253,249,252</text:p>
          </table:table-cell>
          <table:table-cell table:formula="of:=+[.C12]+[.B13]" office:value-type="float" office:value="14593433962250" calcext:value-type="float">
            <text:p>14,593,433,962,250</text:p>
          </table:table-cell>
          <table:table-cell table:formula="of:=+[.C13]/[.$B$105]" office:value-type="percentage" office:value="0.857241985282923" calcext:value-type="percentage">
            <text:p>85.724199%</text:p>
          </table:table-cell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406768890528" calcext:value-type="float">
            <text:p>406,768,890,528</text:p>
          </table:table-cell>
          <table:table-cell table:formula="of:=+[.C13]+[.B14]" office:value-type="float" office:value="15000202852778" calcext:value-type="float">
            <text:p>15,000,202,852,778</text:p>
          </table:table-cell>
          <table:table-cell table:formula="of:=+[.C14]/[.$B$105]" office:value-type="percentage" office:value="0.881136249797332" calcext:value-type="percentage">
            <text:p>88.113625%</text:p>
          </table:table-cell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307392639840" calcext:value-type="float">
            <text:p>307,392,639,840</text:p>
          </table:table-cell>
          <table:table-cell table:formula="of:=+[.C14]+[.B15]" office:value-type="float" office:value="15307595492618" calcext:value-type="float">
            <text:p>15,307,595,492,618</text:p>
          </table:table-cell>
          <table:table-cell table:formula="of:=+[.C15]/[.$B$105]" office:value-type="percentage" office:value="0.899192992132237" calcext:value-type="percentage">
            <text:p>89.919299%</text:p>
          </table:table-cell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235544873850" calcext:value-type="float">
            <text:p>235,544,873,850</text:p>
          </table:table-cell>
          <table:table-cell table:formula="of:=+[.C15]+[.B16]" office:value-type="float" office:value="15543140366468" calcext:value-type="float">
            <text:p>15,543,140,366,468</text:p>
          </table:table-cell>
          <table:table-cell table:formula="of:=+[.C16]/[.$B$105]" office:value-type="percentage" office:value="0.913029280137151" calcext:value-type="percentage">
            <text:p>91.302928%</text:p>
          </table:table-cell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230544479880" calcext:value-type="float">
            <text:p>230,544,479,880</text:p>
          </table:table-cell>
          <table:table-cell table:formula="of:=+[.C16]+[.B17]" office:value-type="float" office:value="15773684846348" calcext:value-type="float">
            <text:p>15,773,684,846,348</text:p>
          </table:table-cell>
          <table:table-cell table:formula="of:=+[.C17]/[.$B$105]" office:value-type="percentage" office:value="0.92657183688833" calcext:value-type="percentage">
            <text:p>92.657184%</text:p>
          </table:table-cell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172908359910" calcext:value-type="float">
            <text:p>172,908,359,910</text:p>
          </table:table-cell>
          <table:table-cell table:formula="of:=+[.C17]+[.B18]" office:value-type="float" office:value="15946593206258" calcext:value-type="float">
            <text:p>15,946,593,206,258</text:p>
          </table:table-cell>
          <table:table-cell table:formula="of:=+[.C18]/[.$B$105]" office:value-type="percentage" office:value="0.936728754451714" calcext:value-type="percentage">
            <text:p>93.672875%</text:p>
          </table:table-cell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125623932720" calcext:value-type="float">
            <text:p>125,623,932,720</text:p>
          </table:table-cell>
          <table:table-cell table:formula="of:=+[.C18]+[.B19]" office:value-type="float" office:value="16072217138978" calcext:value-type="float">
            <text:p>16,072,217,138,978</text:p>
          </table:table-cell>
          <table:table-cell table:formula="of:=+[.C19]/[.$B$105]" office:value-type="percentage" office:value="0.944108108054335" calcext:value-type="percentage">
            <text:p>94.410811%</text:p>
          </table:table-cell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120500722056" calcext:value-type="float">
            <text:p>120,500,722,056</text:p>
          </table:table-cell>
          <table:table-cell table:formula="of:=+[.C19]+[.B20]" office:value-type="float" office:value="16192717861034" calcext:value-type="float">
            <text:p>16,192,717,861,034</text:p>
          </table:table-cell>
          <table:table-cell table:formula="of:=+[.C20]/[.$B$105]" office:value-type="percentage" office:value="0.951186515951374" calcext:value-type="percentage">
            <text:p>95.118652%</text:p>
          </table:table-cell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110936970144" calcext:value-type="float">
            <text:p>110,936,970,144</text:p>
          </table:table-cell>
          <table:table-cell table:formula="of:=+[.C20]+[.B21]" office:value-type="float" office:value="16303654831178" calcext:value-type="float">
            <text:p>16,303,654,831,178</text:p>
          </table:table-cell>
          <table:table-cell table:formula="of:=+[.C21]/[.$B$105]" office:value-type="percentage" office:value="0.957703133546213" calcext:value-type="percentage">
            <text:p>95.770313%</text:p>
          </table:table-cell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101613575778" calcext:value-type="float">
            <text:p>101,613,575,778</text:p>
          </table:table-cell>
          <table:table-cell table:formula="of:=+[.C21]+[.B22]" office:value-type="float" office:value="16405268406956" calcext:value-type="float">
            <text:p>16,405,268,406,956</text:p>
          </table:table-cell>
          <table:table-cell table:formula="of:=+[.C22]/[.$B$105]" office:value-type="percentage" office:value="0.963672079831025" calcext:value-type="percentage">
            <text:p>96.367208%</text:p>
          </table:table-cell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92217791952" calcext:value-type="float">
            <text:p>92,217,791,952</text:p>
          </table:table-cell>
          <table:table-cell table:formula="of:=+[.C22]+[.B23]" office:value-type="float" office:value="16497486198908" calcext:value-type="float">
            <text:p>16,497,486,198,908</text:p>
          </table:table-cell>
          <table:table-cell table:formula="of:=+[.C23]/[.$B$105]" office:value-type="percentage" office:value="0.969089102531497" calcext:value-type="percentage">
            <text:p>96.908910%</text:p>
          </table:table-cell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82159583220" calcext:value-type="float">
            <text:p>82,159,583,220</text:p>
          </table:table-cell>
          <table:table-cell table:formula="of:=+[.C23]+[.B24]" office:value-type="float" office:value="16579645782128" calcext:value-type="float">
            <text:p>16,579,645,782,128</text:p>
          </table:table-cell>
          <table:table-cell table:formula="of:=+[.C24]/[.$B$105]" office:value-type="percentage" office:value="0.973915289734024" calcext:value-type="percentage">
            <text:p>97.391529%</text:p>
          </table:table-cell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62875767240" calcext:value-type="float">
            <text:p>62,875,767,240</text:p>
          </table:table-cell>
          <table:table-cell table:formula="of:=+[.C24]+[.B25]" office:value-type="float" office:value="16642521549368" calcext:value-type="float">
            <text:p>16,642,521,549,368</text:p>
          </table:table-cell>
          <table:table-cell table:formula="of:=+[.C25]/[.$B$105]" office:value-type="percentage" office:value="0.977608714302527" calcext:value-type="percentage">
            <text:p>97.760871%</text:p>
          </table:table-cell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52343305300" calcext:value-type="float">
            <text:p>52,343,305,300</text:p>
          </table:table-cell>
          <table:table-cell table:formula="of:=+[.C25]+[.B26]" office:value-type="float" office:value="16694864854668" calcext:value-type="float">
            <text:p>16,694,864,854,668</text:p>
          </table:table-cell>
          <table:table-cell table:formula="of:=+[.C26]/[.$B$105]" office:value-type="percentage" office:value="0.980683444970286" calcext:value-type="percentage">
            <text:p>98.068344%</text:p>
          </table:table-cell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46223737560" calcext:value-type="float">
            <text:p>46,223,737,560</text:p>
          </table:table-cell>
          <table:table-cell table:formula="of:=+[.C26]+[.B27]" office:value-type="float" office:value="16741088592228" calcext:value-type="float">
            <text:p>16,741,088,592,228</text:p>
          </table:table-cell>
          <table:table-cell table:formula="of:=+[.C27]/[.$B$105]" office:value-type="percentage" office:value="0.983398702301468" calcext:value-type="percentage">
            <text:p>98.339870%</text:p>
          </table:table-cell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38424079980" calcext:value-type="float">
            <text:p>38,424,079,980</text:p>
          </table:table-cell>
          <table:table-cell table:formula="of:=+[.C27]+[.B28]" office:value-type="float" office:value="16779512672208" calcext:value-type="float">
            <text:p>16,779,512,672,208</text:p>
          </table:table-cell>
          <table:table-cell table:formula="of:=+[.C28]/[.$B$105]" office:value-type="percentage" office:value="0.985655795093332" calcext:value-type="percentage">
            <text:p>98.565580%</text:p>
          </table:table-cell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34261072560" calcext:value-type="float">
            <text:p>34,261,072,560</text:p>
          </table:table-cell>
          <table:table-cell table:formula="of:=+[.C28]+[.B29]" office:value-type="float" office:value="16813773744768" calcext:value-type="float">
            <text:p>16,813,773,744,768</text:p>
          </table:table-cell>
          <table:table-cell table:formula="of:=+[.C29]/[.$B$105]" office:value-type="percentage" office:value="0.987668346075864" calcext:value-type="percentage">
            <text:p>98.766835%</text:p>
          </table:table-cell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33533742528" calcext:value-type="float">
            <text:p>33,533,742,528</text:p>
          </table:table-cell>
          <table:table-cell table:formula="of:=+[.C29]+[.B30]" office:value-type="float" office:value="16847307487296" calcext:value-type="float">
            <text:p>16,847,307,487,296</text:p>
          </table:table-cell>
          <table:table-cell table:formula="of:=+[.C30]/[.$B$105]" office:value-type="percentage" office:value="0.989638172512399" calcext:value-type="percentage">
            <text:p>98.963817%</text:p>
          </table:table-cell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26528405904" calcext:value-type="float">
            <text:p>26,528,405,904</text:p>
          </table:table-cell>
          <table:table-cell table:formula="of:=+[.C30]+[.B31]" office:value-type="float" office:value="16873835893200" calcext:value-type="float">
            <text:p>16,873,835,893,200</text:p>
          </table:table-cell>
          <table:table-cell table:formula="of:=+[.C31]/[.$B$105]" office:value-type="percentage" office:value="0.991196494111165" calcext:value-type="percentage">
            <text:p>99.119649%</text:p>
          </table:table-cell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25695804420" calcext:value-type="float">
            <text:p>25,695,804,420</text:p>
          </table:table-cell>
          <table:table-cell table:formula="of:=+[.C31]+[.B32]" office:value-type="float" office:value="16899531697620" calcext:value-type="float">
            <text:p>16,899,531,697,620</text:p>
          </table:table-cell>
          <table:table-cell table:formula="of:=+[.C32]/[.$B$105]" office:value-type="percentage" office:value="0.992705907348065" calcext:value-type="percentage">
            <text:p>99.270591%</text:p>
          </table:table-cell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18862730172" calcext:value-type="float">
            <text:p>18,862,730,172</text:p>
          </table:table-cell>
          <table:table-cell table:formula="of:=+[.C32]+[.B33]" office:value-type="float" office:value="16918394427792" calcext:value-type="float">
            <text:p>16,918,394,427,792</text:p>
          </table:table-cell>
          <table:table-cell table:formula="of:=+[.C33]/[.$B$105]" office:value-type="percentage" office:value="0.993813934718616" calcext:value-type="percentage">
            <text:p>99.381393%</text:p>
          </table:table-cell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14738003280" calcext:value-type="float">
            <text:p>14,738,003,280</text:p>
          </table:table-cell>
          <table:table-cell table:formula="of:=+[.C33]+[.B34]" office:value-type="float" office:value="16933132431072" calcext:value-type="float">
            <text:p>16,933,132,431,072</text:p>
          </table:table-cell>
          <table:table-cell table:formula="of:=+[.C34]/[.$B$105]" office:value-type="percentage" office:value="0.994679668940153" calcext:value-type="percentage">
            <text:p>99.467967%</text:p>
          </table:table-cell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10479294540" calcext:value-type="float">
            <text:p>10,479,294,540</text:p>
          </table:table-cell>
          <table:table-cell table:formula="of:=+[.C34]+[.B35]" office:value-type="float" office:value="16943611725612" calcext:value-type="float">
            <text:p>16,943,611,725,612</text:p>
          </table:table-cell>
          <table:table-cell table:formula="of:=+[.C35]/[.$B$105]" office:value-type="percentage" office:value="0.99529523970157" calcext:value-type="percentage">
            <text:p>99.529524%</text:p>
          </table:table-cell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8962863624" calcext:value-type="float">
            <text:p>8,962,863,624</text:p>
          </table:table-cell>
          <table:table-cell table:formula="of:=+[.C35]+[.B36]" office:value-type="float" office:value="16952574589236" calcext:value-type="float">
            <text:p>16,952,574,589,236</text:p>
          </table:table-cell>
          <table:table-cell table:formula="of:=+[.C36]/[.$B$105]" office:value-type="percentage" office:value="0.995821732850936" calcext:value-type="percentage">
            <text:p>99.582173%</text:p>
          </table:table-cell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8392474090" calcext:value-type="float">
            <text:p>8,392,474,090</text:p>
          </table:table-cell>
          <table:table-cell table:formula="of:=+[.C36]+[.B37]" office:value-type="float" office:value="16960967063326" calcext:value-type="float">
            <text:p>16,960,967,063,326</text:p>
          </table:table-cell>
          <table:table-cell table:formula="of:=+[.C37]/[.$B$105]" office:value-type="percentage" office:value="0.996314720393756" calcext:value-type="percentage">
            <text:p>99.631472%</text:p>
          </table:table-cell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7235019792" calcext:value-type="float">
            <text:p>7,235,019,792</text:p>
          </table:table-cell>
          <table:table-cell table:formula="of:=+[.C37]+[.B38]" office:value-type="float" office:value="16968202083118" calcext:value-type="float">
            <text:p>16,968,202,083,118</text:p>
          </table:table-cell>
          <table:table-cell table:formula="of:=+[.C38]/[.$B$105]" office:value-type="percentage" office:value="0.996739717193419" calcext:value-type="percentage">
            <text:p>99.673972%</text:p>
          </table:table-cell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5821830300" calcext:value-type="float">
            <text:p>5,821,830,300</text:p>
          </table:table-cell>
          <table:table-cell table:formula="of:=+[.C38]+[.B39]" office:value-type="float" office:value="16974023913418" calcext:value-type="float">
            <text:p>16,974,023,913,418</text:p>
          </table:table-cell>
          <table:table-cell table:formula="of:=+[.C39]/[.$B$105]" office:value-type="percentage" office:value="0.997081700949762" calcext:value-type="percentage">
            <text:p>99.708170%</text:p>
          </table:table-cell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5710178760" calcext:value-type="float">
            <text:p>5,710,178,760</text:p>
          </table:table-cell>
          <table:table-cell table:formula="of:=+[.C39]+[.B40]" office:value-type="float" office:value="16979734092178" calcext:value-type="float">
            <text:p>16,979,734,092,178</text:p>
          </table:table-cell>
          <table:table-cell table:formula="of:=+[.C40]/[.$B$105]" office:value-type="percentage" office:value="0.997417126113518" calcext:value-type="percentage">
            <text:p>99.741713%</text:p>
          </table:table-cell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5477305548" calcext:value-type="float">
            <text:p>5,477,305,548</text:p>
          </table:table-cell>
          <table:table-cell table:formula="of:=+[.C40]+[.B41]" office:value-type="float" office:value="16985211397726" calcext:value-type="float">
            <text:p>16,985,211,397,726</text:p>
          </table:table-cell>
          <table:table-cell table:formula="of:=+[.C41]/[.$B$105]" office:value-type="percentage" office:value="0.997738871927019" calcext:value-type="percentage">
            <text:p>99.773887%</text:p>
          </table:table-cell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4618798899" calcext:value-type="float">
            <text:p>4,618,798,899</text:p>
          </table:table-cell>
          <table:table-cell table:formula="of:=+[.C41]+[.B42]" office:value-type="float" office:value="16989830196625" calcext:value-type="float">
            <text:p>16,989,830,196,625</text:p>
          </table:table-cell>
          <table:table-cell table:formula="of:=+[.C42]/[.$B$105]" office:value-type="percentage" office:value="0.998010187667238" calcext:value-type="percentage">
            <text:p>99.801019%</text:p>
          </table:table-cell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4282634070" calcext:value-type="float">
            <text:p>4,282,634,070</text:p>
          </table:table-cell>
          <table:table-cell table:formula="of:=+[.C42]+[.B43]" office:value-type="float" office:value="16994112830695" calcext:value-type="float">
            <text:p>16,994,112,830,695</text:p>
          </table:table-cell>
          <table:table-cell table:formula="of:=+[.C43]/[.$B$105]" office:value-type="percentage" office:value="0.998261756540055" calcext:value-type="percentage">
            <text:p>99.826176%</text:p>
          </table:table-cell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4191717816" calcext:value-type="float">
            <text:p>4,191,717,816</text:p>
          </table:table-cell>
          <table:table-cell table:formula="of:=+[.C43]+[.B44]" office:value-type="float" office:value="16998304548511" calcext:value-type="float">
            <text:p>16,998,304,548,511</text:p>
          </table:table-cell>
          <table:table-cell table:formula="of:=+[.C44]/[.$B$105]" office:value-type="percentage" office:value="0.998507984844622" calcext:value-type="percentage">
            <text:p>99.850798%</text:p>
          </table:table-cell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4119941826" calcext:value-type="float">
            <text:p>4,119,941,826</text:p>
          </table:table-cell>
          <table:table-cell table:formula="of:=+[.C44]+[.B45]" office:value-type="float" office:value="17002424490337" calcext:value-type="float">
            <text:p>17,002,424,490,337</text:p>
          </table:table-cell>
          <table:table-cell table:formula="of:=+[.C45]/[.$B$105]" office:value-type="percentage" office:value="0.998749996911097" calcext:value-type="percentage">
            <text:p>99.875000%</text:p>
          </table:table-cell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3081582504" calcext:value-type="float">
            <text:p>3,081,582,504</text:p>
          </table:table-cell>
          <table:table-cell table:formula="of:=+[.C45]+[.B46]" office:value-type="float" office:value="17005506072841" calcext:value-type="float">
            <text:p>17,005,506,072,841</text:p>
          </table:table-cell>
          <table:table-cell table:formula="of:=+[.C46]/[.$B$105]" office:value-type="percentage" office:value="0.998931014066509" calcext:value-type="percentage">
            <text:p>99.893101%</text:p>
          </table:table-cell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3014591580" calcext:value-type="float">
            <text:p>3,014,591,580</text:p>
          </table:table-cell>
          <table:table-cell table:formula="of:=+[.C46]+[.B47]" office:value-type="float" office:value="17008520664421" calcext:value-type="float">
            <text:p>17,008,520,664,421</text:p>
          </table:table-cell>
          <table:table-cell table:formula="of:=+[.C47]/[.$B$105]" office:value-type="percentage" office:value="0.999108096066368" calcext:value-type="percentage">
            <text:p>99.910810%</text:p>
          </table:table-cell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2456333880" calcext:value-type="float">
            <text:p>2,456,333,880</text:p>
          </table:table-cell>
          <table:table-cell table:formula="of:=+[.C47]+[.B48]" office:value-type="float" office:value="17010976998301" calcext:value-type="float">
            <text:p>17,010,976,998,301</text:p>
          </table:table-cell>
          <table:table-cell table:formula="of:=+[.C48]/[.$B$105]" office:value-type="percentage" office:value="0.999252385103291" calcext:value-type="percentage">
            <text:p>99.925239%</text:p>
          </table:table-cell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1746549090" calcext:value-type="float">
            <text:p>1,746,549,090</text:p>
          </table:table-cell>
          <table:table-cell table:formula="of:=+[.C48]+[.B49]" office:value-type="float" office:value="17012723547391" calcext:value-type="float">
            <text:p>17,012,723,547,391</text:p>
          </table:table-cell>
          <table:table-cell table:formula="of:=+[.C49]/[.$B$105]" office:value-type="percentage" office:value="0.999354980230194" calcext:value-type="percentage">
            <text:p>99.935498%</text:p>
          </table:table-cell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1607782176" calcext:value-type="float">
            <text:p>1,607,782,176</text:p>
          </table:table-cell>
          <table:table-cell table:formula="of:=+[.C49]+[.B50]" office:value-type="float" office:value="17014331329567" calcext:value-type="float">
            <text:p>17,014,331,329,567</text:p>
          </table:table-cell>
          <table:table-cell table:formula="of:=+[.C50]/[.$B$105]" office:value-type="percentage" office:value="0.999449423963453" calcext:value-type="percentage">
            <text:p>99.944942%</text:p>
          </table:table-cell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1205836632" calcext:value-type="float">
            <text:p>1,205,836,632</text:p>
          </table:table-cell>
          <table:table-cell table:formula="of:=+[.C50]+[.B51]" office:value-type="float" office:value="17015537166199" calcext:value-type="float">
            <text:p>17,015,537,166,199</text:p>
          </table:table-cell>
          <table:table-cell table:formula="of:=+[.C51]/[.$B$105]" office:value-type="percentage" office:value="0.999520256763397" calcext:value-type="percentage">
            <text:p>99.952026%</text:p>
          </table:table-cell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915542628" calcext:value-type="float">
            <text:p>915,542,628</text:p>
          </table:table-cell>
          <table:table-cell table:formula="of:=+[.C51]+[.B52]" office:value-type="float" office:value="17016452708827" calcext:value-type="float">
            <text:p>17,016,452,708,827</text:p>
          </table:table-cell>
          <table:table-cell table:formula="of:=+[.C52]/[.$B$105]" office:value-type="percentage" office:value="0.999574037222613" calcext:value-type="percentage">
            <text:p>99.957404%</text:p>
          </table:table-cell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915542628" calcext:value-type="float">
            <text:p>915,542,628</text:p>
          </table:table-cell>
          <table:table-cell table:formula="of:=+[.C52]+[.B53]" office:value-type="float" office:value="17017368251455" calcext:value-type="float">
            <text:p>17,017,368,251,455</text:p>
          </table:table-cell>
          <table:table-cell table:formula="of:=+[.C53]/[.$B$105]" office:value-type="percentage" office:value="0.99962781768183" calcext:value-type="percentage">
            <text:p>99.962782%</text:p>
          </table:table-cell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904377474" calcext:value-type="float">
            <text:p>904,377,474</text:p>
          </table:table-cell>
          <table:table-cell table:formula="of:=+[.C53]+[.B54]" office:value-type="float" office:value="17018272628929" calcext:value-type="float">
            <text:p>17,018,272,628,929</text:p>
          </table:table-cell>
          <table:table-cell table:formula="of:=+[.C54]/[.$B$105]" office:value-type="percentage" office:value="0.999680942281788" calcext:value-type="percentage">
            <text:p>99.968094%</text:p>
          </table:table-cell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669909240" calcext:value-type="float">
            <text:p>669,909,240</text:p>
          </table:table-cell>
          <table:table-cell table:formula="of:=+[.C54]+[.B55]" office:value-type="float" office:value="17018942538169" calcext:value-type="float">
            <text:p>17,018,942,538,169</text:p>
          </table:table-cell>
          <table:table-cell table:formula="of:=+[.C55]/[.$B$105]" office:value-type="percentage" office:value="0.999720293837312" calcext:value-type="percentage">
            <text:p>99.972029%</text:p>
          </table:table-cell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669909240" calcext:value-type="float">
            <text:p>669,909,240</text:p>
          </table:table-cell>
          <table:table-cell table:formula="of:=+[.C55]+[.B56]" office:value-type="float" office:value="17019612447409" calcext:value-type="float">
            <text:p>17,019,612,447,409</text:p>
          </table:table-cell>
          <table:table-cell table:formula="of:=+[.C56]/[.$B$105]" office:value-type="percentage" office:value="0.999759645392837" calcext:value-type="percentage">
            <text:p>99.975965%</text:p>
          </table:table-cell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592612020" calcext:value-type="float">
            <text:p>592,612,020</text:p>
          </table:table-cell>
          <table:table-cell table:formula="of:=+[.C56]+[.B57]" office:value-type="float" office:value="17020205059429" calcext:value-type="float">
            <text:p>17,020,205,059,429</text:p>
          </table:table-cell>
          <table:table-cell table:formula="of:=+[.C57]/[.$B$105]" office:value-type="percentage" office:value="0.999794456384262" calcext:value-type="percentage">
            <text:p>99.979446%</text:p>
          </table:table-cell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439244520" calcext:value-type="float">
            <text:p>439,244,520</text:p>
          </table:table-cell>
          <table:table-cell table:formula="of:=+[.C57]+[.B58]" office:value-type="float" office:value="17020644303949" calcext:value-type="float">
            <text:p>17,020,644,303,949</text:p>
          </table:table-cell>
          <table:table-cell table:formula="of:=+[.C58]/[.$B$105]" office:value-type="percentage" office:value="0.999820258319935" calcext:value-type="percentage">
            <text:p>99.982026%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381476095" calcext:value-type="float">
            <text:p>381,476,095</text:p>
          </table:table-cell>
          <table:table-cell table:formula="of:=+[.C58]+[.B59]" office:value-type="float" office:value="17021025780044" calcext:value-type="float">
            <text:p>17,021,025,780,044</text:p>
          </table:table-cell>
          <table:table-cell table:formula="of:=+[.C59]/[.$B$105]" office:value-type="percentage" office:value="0.999842666844609" calcext:value-type="percentage">
            <text:p>99.984267%</text:p>
          </table:table-cell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322439832" calcext:value-type="float">
            <text:p>322,439,832</text:p>
          </table:table-cell>
          <table:table-cell table:formula="of:=+[.C59]+[.B60]" office:value-type="float" office:value="17021348219876" calcext:value-type="float">
            <text:p>17,021,348,219,876</text:p>
          </table:table-cell>
          <table:table-cell table:formula="of:=+[.C60]/[.$B$105]" office:value-type="percentage" office:value="0.999861607483422" calcext:value-type="percentage">
            <text:p>99.986161%</text:p>
          </table:table-cell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279128850" calcext:value-type="float">
            <text:p>279,128,850</text:p>
          </table:table-cell>
          <table:table-cell table:formula="of:=+[.C60]+[.B61]" office:value-type="float" office:value="17021627348726" calcext:value-type="float">
            <text:p>17,021,627,348,726</text:p>
          </table:table-cell>
          <table:table-cell table:formula="of:=+[.C61]/[.$B$105]" office:value-type="percentage" office:value="0.99987800396489" calcext:value-type="percentage">
            <text:p>99.987800%</text:p>
          </table:table-cell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263178630" calcext:value-type="float">
            <text:p>263,178,630</text:p>
          </table:table-cell>
          <table:table-cell table:formula="of:=+[.C61]+[.B62]" office:value-type="float" office:value="17021890527356" calcext:value-type="float">
            <text:p>17,021,890,527,356</text:p>
          </table:table-cell>
          <table:table-cell table:formula="of:=+[.C62]/[.$B$105]" office:value-type="percentage" office:value="0.999893463504561" calcext:value-type="percentage">
            <text:p>99.989346%</text:p>
          </table:table-cell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248968434" calcext:value-type="float">
            <text:p>248,968,434</text:p>
          </table:table-cell>
          <table:table-cell table:formula="of:=+[.C62]+[.B63]" office:value-type="float" office:value="17022139495790" calcext:value-type="float">
            <text:p>17,022,139,495,790</text:p>
          </table:table-cell>
          <table:table-cell table:formula="of:=+[.C63]/[.$B$105]" office:value-type="percentage" office:value="0.999908088314265" calcext:value-type="percentage">
            <text:p>99.990809%</text:p>
          </table:table-cell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200972772" calcext:value-type="float">
            <text:p>200,972,772</text:p>
          </table:table-cell>
          <table:table-cell table:formula="of:=+[.C63]+[.B64]" office:value-type="float" office:value="17022340468562" calcext:value-type="float">
            <text:p>17,022,340,468,562</text:p>
          </table:table-cell>
          <table:table-cell table:formula="of:=+[.C64]/[.$B$105]" office:value-type="percentage" office:value="0.999919893780923" calcext:value-type="percentage">
            <text:p>99.991989%</text:p>
          </table:table-cell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200972772" calcext:value-type="float">
            <text:p>200,972,772</text:p>
          </table:table-cell>
          <table:table-cell table:formula="of:=+[.C64]+[.B65]" office:value-type="float" office:value="17022541441334" calcext:value-type="float">
            <text:p>17,022,541,441,334</text:p>
          </table:table-cell>
          <table:table-cell table:formula="of:=+[.C65]/[.$B$105]" office:value-type="percentage" office:value="0.99993169924758" calcext:value-type="percentage">
            <text:p>99.993170%</text:p>
          </table:table-cell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179133240" calcext:value-type="float">
            <text:p>179,133,240</text:p>
          </table:table-cell>
          <table:table-cell table:formula="of:=+[.C65]+[.B66]" office:value-type="float" office:value="17022720574574" calcext:value-type="float">
            <text:p>17,022,720,574,574</text:p>
          </table:table-cell>
          <table:table-cell table:formula="of:=+[.C66]/[.$B$105]" office:value-type="percentage" office:value="0.999942221824698" calcext:value-type="percentage">
            <text:p>99.994222%</text:p>
          </table:table-cell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114908508" calcext:value-type="float">
            <text:p>114,908,508</text:p>
          </table:table-cell>
          <table:table-cell table:formula="of:=+[.C66]+[.B67]" office:value-type="float" office:value="17022835483082" calcext:value-type="float">
            <text:p>17,022,835,483,082</text:p>
          </table:table-cell>
          <table:table-cell table:formula="of:=+[.C67]/[.$B$105]" office:value-type="percentage" office:value="0.99994897173687" calcext:value-type="percentage">
            <text:p>99.994897%</text:p>
          </table:table-cell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95701320" calcext:value-type="float">
            <text:p>95,701,320</text:p>
          </table:table-cell>
          <table:table-cell table:formula="of:=+[.C67]+[.B68]" office:value-type="float" office:value="17022931184402" calcext:value-type="float">
            <text:p>17,022,931,184,402</text:p>
          </table:table-cell>
          <table:table-cell table:formula="of:=+[.C68]/[.$B$105]" office:value-type="percentage" office:value="0.999954593387659" calcext:value-type="percentage">
            <text:p>99.995459%</text:p>
          </table:table-cell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92756664" calcext:value-type="float">
            <text:p>92,756,664</text:p>
          </table:table-cell>
          <table:table-cell table:formula="of:=+[.C68]+[.B69]" office:value-type="float" office:value="17023023941066" calcext:value-type="float">
            <text:p>17,023,023,941,066</text:p>
          </table:table-cell>
          <table:table-cell table:formula="of:=+[.C69]/[.$B$105]" office:value-type="percentage" office:value="0.999960042064578" calcext:value-type="percentage">
            <text:p>99.996004%</text:p>
          </table:table-cell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83738655" calcext:value-type="float">
            <text:p>83,738,655</text:p>
          </table:table-cell>
          <table:table-cell table:formula="of:=+[.C69]+[.B70]" office:value-type="float" office:value="17023107679721" calcext:value-type="float">
            <text:p>17,023,107,679,721</text:p>
          </table:table-cell>
          <table:table-cell table:formula="of:=+[.C70]/[.$B$105]" office:value-type="percentage" office:value="0.999964961009018" calcext:value-type="percentage">
            <text:p>99.996496%</text:p>
          </table:table-cell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70426356" calcext:value-type="float">
            <text:p>70,426,356</text:p>
          </table:table-cell>
          <table:table-cell table:formula="of:=+[.C70]+[.B71]" office:value-type="float" office:value="17023178106077" calcext:value-type="float">
            <text:p>17,023,178,106,077</text:p>
          </table:table-cell>
          <table:table-cell table:formula="of:=+[.C71]/[.$B$105]" office:value-type="percentage" office:value="0.999969097967419" calcext:value-type="percentage">
            <text:p>99.996910%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68730948" calcext:value-type="float">
            <text:p>68,730,948</text:p>
          </table:table-cell>
          <table:table-cell table:formula="of:=+[.C71]+[.B72]" office:value-type="float" office:value="17023246837025" calcext:value-type="float">
            <text:p>17,023,246,837,025</text:p>
          </table:table-cell>
          <table:table-cell table:formula="of:=+[.C72]/[.$B$105]" office:value-type="percentage" office:value="0.999973135334804" calcext:value-type="percentage">
            <text:p>99.997314%</text:p>
          </table:table-cell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64648584" calcext:value-type="float">
            <text:p>64,648,584</text:p>
          </table:table-cell>
          <table:table-cell table:formula="of:=+[.C72]+[.B73]" office:value-type="float" office:value="17023311485609" calcext:value-type="float">
            <text:p>17,023,311,485,609</text:p>
          </table:table-cell>
          <table:table-cell table:formula="of:=+[.C73]/[.$B$105]" office:value-type="percentage" office:value="0.999976932897505" calcext:value-type="percentage">
            <text:p>99.997693%</text:p>
          </table:table-cell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60921575" calcext:value-type="float">
            <text:p>60,921,575</text:p>
          </table:table-cell>
          <table:table-cell table:formula="of:=+[.C73]+[.B74]" office:value-type="float" office:value="17023372407184" calcext:value-type="float">
            <text:p>17,023,372,407,184</text:p>
          </table:table-cell>
          <table:table-cell table:formula="of:=+[.C74]/[.$B$105]" office:value-type="percentage" office:value="0.999980511529651" calcext:value-type="percentage">
            <text:p>99.998051%</text:p>
          </table:table-cell>
        </table:table-row>
        <table:table-row table:style-name="ro1">
          <table:table-cell office:value-type="string" calcext:value-type="string">
            <text:p>10-10-5-0</text:p>
          </table:table-cell>
          <table:table-cell office:value-type="float" office:value="52819767" calcext:value-type="float">
            <text:p>52,819,767</text:p>
          </table:table-cell>
          <table:table-cell table:formula="of:=+[.C74]+[.B75]" office:value-type="float" office:value="17023425226951" calcext:value-type="float">
            <text:p>17,023,425,226,951</text:p>
          </table:table-cell>
          <table:table-cell table:formula="of:=+[.C75]/[.$B$105]" office:value-type="percentage" office:value="0.999983614248452" calcext:value-type="percentage">
            <text:p>99.998361%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4660616" calcext:value-type="float">
            <text:p>44,660,616</text:p>
          </table:table-cell>
          <table:table-cell table:formula="of:=+[.C75]+[.B76]" office:value-type="float" office:value="17023469887567" calcext:value-type="float">
            <text:p>17,023,469,887,567</text:p>
          </table:table-cell>
          <table:table-cell table:formula="of:=+[.C76]/[.$B$105]" office:value-type="percentage" office:value="0.999986237685487" calcext:value-type="percentage">
            <text:p>99.998624%</text:p>
          </table:table-cell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38648610" calcext:value-type="float">
            <text:p>38,648,610</text:p>
          </table:table-cell>
          <table:table-cell table:formula="of:=+[.C76]+[.B77]" office:value-type="float" office:value="17023508536177" calcext:value-type="float">
            <text:p>17,023,508,536,177</text:p>
          </table:table-cell>
          <table:table-cell table:formula="of:=+[.C77]/[.$B$105]" office:value-type="percentage" office:value="0.999988507967537" calcext:value-type="percentage">
            <text:p>99.998851%</text:p>
          </table:table-cell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38280528" calcext:value-type="float">
            <text:p>38,280,528</text:p>
          </table:table-cell>
          <table:table-cell table:formula="of:=+[.C77]+[.B78]" office:value-type="float" office:value="17023546816705" calcext:value-type="float">
            <text:p>17,023,546,816,705</text:p>
          </table:table-cell>
          <table:table-cell table:formula="of:=+[.C78]/[.$B$105]" office:value-type="percentage" office:value="0.999990756627853" calcext:value-type="percentage">
            <text:p>99.999076%</text:p>
          </table:table-cell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28710396" calcext:value-type="float">
            <text:p>28,710,396</text:p>
          </table:table-cell>
          <table:table-cell table:formula="of:=+[.C78]+[.B79]" office:value-type="float" office:value="17023575527101" calcext:value-type="float">
            <text:p>17,023,575,527,101</text:p>
          </table:table-cell>
          <table:table-cell table:formula="of:=+[.C79]/[.$B$105]" office:value-type="percentage" office:value="0.999992443123089" calcext:value-type="percentage">
            <text:p>99.999244%</text:p>
          </table:table-cell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28637895" calcext:value-type="float">
            <text:p>28,637,895</text:p>
          </table:table-cell>
          <table:table-cell table:formula="of:=+[.C79]+[.B80]" office:value-type="float" office:value="17023604164996" calcext:value-type="float">
            <text:p>17,023,604,164,996</text:p>
          </table:table-cell>
          <table:table-cell table:formula="of:=+[.C80]/[.$B$105]" office:value-type="percentage" office:value="0.9999941253595" calcext:value-type="percentage">
            <text:p>99.999413%</text:p>
          </table:table-cell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20612592" calcext:value-type="float">
            <text:p>20,612,592</text:p>
          </table:table-cell>
          <table:table-cell table:formula="of:=+[.C80]+[.B81]" office:value-type="float" office:value="17023624777588" calcext:value-type="float">
            <text:p>17,023,624,777,588</text:p>
          </table:table-cell>
          <table:table-cell table:formula="of:=+[.C81]/[.$B$105]" office:value-type="percentage" office:value="0.999995336176593" calcext:value-type="percentage">
            <text:p>99.999534%</text:p>
          </table:table-cell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18608590" calcext:value-type="float">
            <text:p>18,608,590</text:p>
          </table:table-cell>
          <table:table-cell table:formula="of:=+[.C81]+[.B82]" office:value-type="float" office:value="17023643386178" calcext:value-type="float">
            <text:p>17,023,643,386,178</text:p>
          </table:table-cell>
          <table:table-cell table:formula="of:=+[.C82]/[.$B$105]" office:value-type="percentage" office:value="0.999996429275357" calcext:value-type="percentage">
            <text:p>99.999643%</text:p>
          </table:table-cell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15950220" calcext:value-type="float">
            <text:p>15,950,220</text:p>
          </table:table-cell>
          <table:table-cell table:formula="of:=+[.C82]+[.B83]" office:value-type="float" office:value="17023659336398" calcext:value-type="float">
            <text:p>17,023,659,336,398</text:p>
          </table:table-cell>
          <table:table-cell table:formula="of:=+[.C83]/[.$B$105]" office:value-type="percentage" office:value="0.999997366217155" calcext:value-type="percentage">
            <text:p>99.999737%</text:p>
          </table:table-cell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11594583" calcext:value-type="float">
            <text:p>11,594,583</text:p>
          </table:table-cell>
          <table:table-cell table:formula="of:=+[.C83]+[.B84]" office:value-type="float" office:value="17023670930981" calcext:value-type="float">
            <text:p>17,023,670,930,981</text:p>
          </table:table-cell>
          <table:table-cell table:formula="of:=+[.C84]/[.$B$105]" office:value-type="percentage" office:value="0.99999804730177" calcext:value-type="percentage">
            <text:p>99.999805%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588580" calcext:value-type="float">
            <text:p>8,588,580</text:p>
          </table:table-cell>
          <table:table-cell table:formula="of:=+[.C84]+[.B85]" office:value-type="float" office:value="17023679519561" calcext:value-type="float">
            <text:p>17,023,679,519,561</text:p>
          </table:table-cell>
          <table:table-cell table:formula="of:=+[.C85]/[.$B$105]" office:value-type="percentage" office:value="0.999998551808893" calcext:value-type="percentage">
            <text:p>99.999855%</text:p>
          </table:table-cell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4785066" calcext:value-type="float">
            <text:p>4,785,066</text:p>
          </table:table-cell>
          <table:table-cell table:formula="of:=+[.C85]+[.B86]" office:value-type="float" office:value="17023684304627" calcext:value-type="float">
            <text:p>17,023,684,304,627</text:p>
          </table:table-cell>
          <table:table-cell table:formula="of:=+[.C86]/[.$B$105]" office:value-type="percentage" office:value="0.999998832891432" calcext:value-type="percentage">
            <text:p>99.999883%</text:p>
          </table:table-cell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3965247" calcext:value-type="float">
            <text:p>3,965,247</text:p>
          </table:table-cell>
          <table:table-cell table:formula="of:=+[.C86]+[.B87]" office:value-type="float" office:value="17023688269874" calcext:value-type="float">
            <text:p>17,023,688,269,874</text:p>
          </table:table-cell>
          <table:table-cell table:formula="of:=+[.C87]/[.$B$105]" office:value-type="percentage" office:value="0.999999065816473" calcext:value-type="percentage">
            <text:p>99.999907%</text:p>
          </table:table-cell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3578575" calcext:value-type="float">
            <text:p>3,578,575</text:p>
          </table:table-cell>
          <table:table-cell table:formula="of:=+[.C87]+[.B88]" office:value-type="float" office:value="17023691848449" calcext:value-type="float">
            <text:p>17,023,691,848,449</text:p>
          </table:table-cell>
          <table:table-cell table:formula="of:=+[.C88]/[.$B$105]" office:value-type="percentage" office:value="0.999999276027774" calcext:value-type="percentage">
            <text:p>99.999928%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3124134" calcext:value-type="float">
            <text:p>3,124,134</text:p>
          </table:table-cell>
          <table:table-cell table:formula="of:=+[.C88]+[.B89]" office:value-type="float" office:value="17023694972583" calcext:value-type="float">
            <text:p>17,023,694,972,583</text:p>
          </table:table-cell>
          <table:table-cell table:formula="of:=+[.C89]/[.$B$105]" office:value-type="percentage" office:value="0.999999459544473" calcext:value-type="percentage">
            <text:p>99.999946%</text:p>
          </table:table-cell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2208492" calcext:value-type="float">
            <text:p>2,208,492</text:p>
          </table:table-cell>
          <table:table-cell table:formula="of:=+[.C89]+[.B90]" office:value-type="float" office:value="17023697181075" calcext:value-type="float">
            <text:p>17,023,697,181,075</text:p>
          </table:table-cell>
          <table:table-cell table:formula="of:=+[.C90]/[.$B$105]" office:value-type="percentage" office:value="0.999999589274876" calcext:value-type="percentage">
            <text:p>99.999959%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2030028" calcext:value-type="float">
            <text:p>2,030,028</text:p>
          </table:table-cell>
          <table:table-cell table:formula="of:=+[.C90]+[.B91]" office:value-type="float" office:value="17023699211103" calcext:value-type="float">
            <text:p>17,023,699,211,103</text:p>
          </table:table-cell>
          <table:table-cell table:formula="of:=+[.C91]/[.$B$105]" office:value-type="percentage" office:value="0.999999708522014" calcext:value-type="percentage">
            <text:p>99.999971%</text:p>
          </table:table-cell>
        </table:table-row>
        <table:table-row table:style-name="ro1">
          <table:table-cell table:style-name="ce2" office:value-type="string" calcext:value-type="string">
            <text:p>13-6-6-0</text:p>
          </table:table-cell>
          <table:table-cell office:value-type="float" office:value="1473186" calcext:value-type="float">
            <text:p>1,473,186</text:p>
          </table:table-cell>
          <table:table-cell table:formula="of:=+[.C91]+[.B92]" office:value-type="float" office:value="17023700684289" calcext:value-type="float">
            <text:p>17,023,700,684,289</text:p>
          </table:table-cell>
          <table:table-cell table:formula="of:=+[.C92]/[.$B$105]" office:value-type="percentage" office:value="0.99999979505935" calcext:value-type="percentage">
            <text:p>99.999980%</text:p>
          </table:table-cell>
        </table:table-row>
        <table:table-row table:style-name="ro1">
          <table:table-cell table:style-name="ce2" office:value-type="string" calcext:value-type="string">
            <text:p>13-8-4-0</text:p>
          </table:table-cell>
          <table:table-cell office:value-type="float" office:value="920205" calcext:value-type="float">
            <text:p>920,205</text:p>
          </table:table-cell>
          <table:table-cell table:formula="of:=+[.C92]+[.B93]" office:value-type="float" office:value="17023701604494" calcext:value-type="float">
            <text:p>17,023,701,604,494</text:p>
          </table:table-cell>
          <table:table-cell table:formula="of:=+[.C93]/[.$B$105]" office:value-type="percentage" office:value="0.999999849113685" calcext:value-type="percentage">
            <text:p>99.999985%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881166" calcext:value-type="float">
            <text:p>881,166</text:p>
          </table:table-cell>
          <table:table-cell table:formula="of:=+[.C93]+[.B94]" office:value-type="float" office:value="17023702485660" calcext:value-type="float">
            <text:p>17,023,702,485,660</text:p>
          </table:table-cell>
          <table:table-cell table:formula="of:=+[.C94]/[.$B$105]" office:value-type="percentage" office:value="0.999999900874805" calcext:value-type="percentage">
            <text:p>99.999990%</text:p>
          </table:table-cell>
        </table:table-row>
        <table:table-row table:style-name="ro1">
          <table:table-cell office:value-type="string" calcext:value-type="string">
            <text:p>13-9-2-1</text:p>
          </table:table-cell>
          <table:table-cell office:value-type="float" office:value="725010" calcext:value-type="float">
            <text:p>725,010</text:p>
          </table:table-cell>
          <table:table-cell table:formula="of:=+[.C94]+[.B95]" office:value-type="float" office:value="17023703210670" calcext:value-type="float">
            <text:p>17,023,703,210,670</text:p>
          </table:table-cell>
          <table:table-cell table:formula="of:=+[.C95]/[.$B$105]" office:value-type="percentage" office:value="0.999999943463068" calcext:value-type="percentage">
            <text:p>99.999994%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72572" calcext:value-type="float">
            <text:p>572,572</text:p>
          </table:table-cell>
          <table:table-cell table:formula="of:=+[.C95]+[.B96]" office:value-type="float" office:value="17023703783242" calcext:value-type="float">
            <text:p>17,023,703,783,242</text:p>
          </table:table-cell>
          <table:table-cell table:formula="of:=+[.C96]/[.$B$105]" office:value-type="percentage" office:value="0.999999977096877" calcext:value-type="percentage">
            <text:p>99.999998%</text:p>
          </table:table-cell>
        </table:table-row>
        <table:table-row table:style-name="ro1">
          <table:table-cell table:style-name="ce2" office:value-type="string" calcext:value-type="string">
            <text:p>13-9-3-0</text:p>
          </table:table-cell>
          <table:table-cell office:value-type="float" office:value="204490" calcext:value-type="float">
            <text:p>204,490</text:p>
          </table:table-cell>
          <table:table-cell table:formula="of:=+[.C96]+[.B97]" office:value-type="float" office:value="17023703987732" calcext:value-type="float">
            <text:p>17,023,703,987,732</text:p>
          </table:table-cell>
          <table:table-cell table:formula="of:=+[.C97]/[.$B$105]" office:value-type="percentage" office:value="0.999999989108951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92274" calcext:value-type="float">
            <text:p>92,274</text:p>
          </table:table-cell>
          <table:table-cell table:formula="of:=+[.C97]+[.B98]" office:value-type="float" office:value="17023704080006" calcext:value-type="float">
            <text:p>17,023,704,080,006</text:p>
          </table:table-cell>
          <table:table-cell table:formula="of:=+[.C98]/[.$B$105]" office:value-type="percentage" office:value="0.999999994529275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formula="of:=+[.C98]+[.B99]" office:value-type="float" office:value="17023704122594" calcext:value-type="float">
            <text:p>17,023,704,122,594</text:p>
          </table:table-cell>
          <table:table-cell table:formula="of:=+[.C99]/[.$B$105]" office:value-type="percentage" office:value="0.999999997030963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26026" calcext:value-type="float">
            <text:p>26,026</text:p>
          </table:table-cell>
          <table:table-cell table:formula="of:=+[.C99]+[.B100]" office:value-type="float" office:value="17023704148620" calcext:value-type="float">
            <text:p>17,023,704,148,620</text:p>
          </table:table-cell>
          <table:table-cell table:formula="of:=+[.C100]/[.$B$105]" office:value-type="percentage" office:value="0.999999998559773" calcext:value-type="percentage">
            <text:p>100.000000%</text:p>
          </table:table-cell>
        </table:table-row>
        <table:table-row table:style-name="ro1">
          <table:table-cell table:style-name="ce2" office:value-type="string" calcext:value-type="string">
            <text:p>13-10-2-0</text:p>
          </table:table-cell>
          <table:table-cell office:value-type="float" office:value="22308" calcext:value-type="float">
            <text:p>22,308</text:p>
          </table:table-cell>
          <table:table-cell table:formula="of:=+[.C100]+[.B101]" office:value-type="float" office:value="17023704170928" calcext:value-type="float">
            <text:p>17,023,704,170,928</text:p>
          </table:table-cell>
          <table:table-cell table:formula="of:=+[.C101]/[.$B$105]" office:value-type="percentage" office:value="0.99999999987018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1183" calcext:value-type="float">
            <text:p>1,183</text:p>
          </table:table-cell>
          <table:table-cell table:formula="of:=+[.C101]+[.B102]" office:value-type="float" office:value="17023704172111" calcext:value-type="float">
            <text:p>17,023,704,172,111</text:p>
          </table:table-cell>
          <table:table-cell table:formula="of:=+[.C102]/[.$B$105]" office:value-type="percentage" office:value="0.999999999939672" calcext:value-type="percentage">
            <text:p>100.000000%</text:p>
          </table:table-cell>
        </table:table-row>
        <table:table-row table:style-name="ro1">
          <table:table-cell table:style-name="ce2" office:value-type="string" calcext:value-type="string">
            <text:p>13-11-1-0</text:p>
          </table:table-cell>
          <table:table-cell office:value-type="float" office:value="1014" calcext:value-type="float">
            <text:p>1,014</text:p>
          </table:table-cell>
          <table:table-cell table:formula="of:=+[.C102]+[.B103]" office:value-type="float" office:value="17023704173125" calcext:value-type="float">
            <text:p>17,023,704,173,125</text:p>
          </table:table-cell>
          <table:table-cell table:formula="of:=+[.C103]/[.$B$105]" office:value-type="percentage" office:value="0.999999999999236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2-0-0</text:p>
          </table:table-cell>
          <table:table-cell office:value-type="float" office:value="13" calcext:value-type="float">
            <text:p>13</text:p>
          </table:table-cell>
          <table:table-cell table:formula="of:=+[.C103]+[.B104]" office:value-type="float" office:value="17023704173138" calcext:value-type="float">
            <text:p>17,023,704,173,138</text:p>
          </table:table-cell>
          <table:table-cell table:formula="of:=+[.C104]/[.$B$105]" office:value-type="percentage" office:value="1" calcext:value-type="percentage">
            <text:p>100.000000%</text:p>
          </table:table-cell>
        </table:table-row>
        <table:table-row table:style-name="ro1">
          <table:table-cell/>
          <table:table-cell table:formula="of:=SUM([.B3:.B104])" office:value-type="float" office:value="17023704173138" calcext:value-type="float">
            <text:p>17,023,704,173,138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loext:min-decimal-places="6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2:55:29.887753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2:00:27.396021618</meta:creation-date>
    <dc:date>2022-09-12T13:19:09.672674515</dc:date>
    <meta:editing-duration>PT23M50S</meta:editing-duration>
    <meta:editing-cycles>8</meta:editing-cycles>
    <meta:generator>LibreOffice/6.4.7.2$Linux_X86_64 LibreOffice_project/40$Build-2</meta:generator>
    <meta:document-statistic meta:table-count="2" meta:cell-count="826" meta:object-count="0"/>
  </office:meta>
</office:document-meta>
</file>